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3000000847B2C7BFD54118E70.png" manifest:media-type="image/png"/>
  <manifest:file-entry manifest:full-path="Pictures/10000201000000B2000001A95E2E5A815483CB22.png" manifest:media-type="image/png"/>
  <manifest:file-entry manifest:full-path="Pictures/1000020100000116000001396855C60998EAF8BB.png" manifest:media-type="image/png"/>
  <manifest:file-entry manifest:full-path="Pictures/10000201000000A0000000B623F965A9579CBD68.png" manifest:media-type="image/png"/>
  <manifest:file-entry manifest:full-path="Pictures/10000201000000AB0000009AF9E3DC28EFAF2F1F.png" manifest:media-type="image/png"/>
  <manifest:file-entry manifest:full-path="Pictures/10000201000000BD00000048573B0F7620ACFF5A.png" manifest:media-type="image/png"/>
  <manifest:file-entry manifest:full-path="Pictures/100002010000010F000000B42F9F9385BE69D722.png" manifest:media-type="image/png"/>
  <manifest:file-entry manifest:full-path="Pictures/10000201000000800000005D7749A6581E5B8D1A.png" manifest:media-type="image/png"/>
  <manifest:file-entry manifest:full-path="Pictures/10000201000000BC00000059388D2C4EC3320754.png" manifest:media-type="image/png"/>
  <manifest:file-entry manifest:full-path="Pictures/10000201000000BD0000006D2EAE3850AFB6A7FA.png" manifest:media-type="image/png"/>
  <manifest:file-entry manifest:full-path="Pictures/10000201000000700000005D093D41932D113A40.png" manifest:media-type="image/png"/>
  <manifest:file-entry manifest:full-path="Pictures/100002010000007B000000A54ED291A10F9FB1FE.png" manifest:media-type="image/png"/>
  <manifest:file-entry manifest:full-path="Pictures/10000201000000AA000000B5A86875CF1AEEE20A.png" manifest:media-type="image/png"/>
  <manifest:file-entry manifest:full-path="Pictures/100002010000024100000164EE0102C0A1083497.png" manifest:media-type="image/png"/>
  <manifest:file-entry manifest:full-path="Pictures/1000020100000123000000F6BA5BBD9A3FCF82BE.png" manifest:media-type="image/png"/>
  <manifest:file-entry manifest:full-path="Pictures/100002010000013A000000F331DF22D25FA77E3C.png" manifest:media-type="image/png"/>
  <manifest:file-entry manifest:full-path="Pictures/100002010000009300000085404F4A0277E011BB.png" manifest:media-type="image/png"/>
  <manifest:file-entry manifest:full-path="Pictures/10000201000000DB0000004FC6A54FAF504D969B.png" manifest:media-type="image/png"/>
  <manifest:file-entry manifest:full-path="Pictures/10000201000000DD00000151CFEB4C0678C092F1.png" manifest:media-type="image/png"/>
  <manifest:file-entry manifest:full-path="Pictures/10000201000000BC0000006A6764CB2FD5F74ACC.png" manifest:media-type="image/png"/>
  <manifest:file-entry manifest:full-path="Pictures/10000201000000BA0000006E05D719CC4E058566.png" manifest:media-type="image/png"/>
  <manifest:file-entry manifest:full-path="Pictures/10000201000000B7000000D2B9C7702266CCCBAC.png" manifest:media-type="image/png"/>
  <manifest:file-entry manifest:full-path="Pictures/100002010000037100000126B00E7D16D50D9109.png" manifest:media-type="image/png"/>
  <manifest:file-entry manifest:full-path="Pictures/100002010000006F0000006B728F3FDA394C0FD2.png" manifest:media-type="image/png"/>
  <manifest:file-entry manifest:full-path="Pictures/10000201000000760000007B04AC3D31E9111A30.png" manifest:media-type="image/png"/>
  <manifest:file-entry manifest:full-path="Pictures/10000201000000830000007F39162728B41B2BC0.png" manifest:media-type="image/png"/>
  <manifest:file-entry manifest:full-path="Pictures/100002010000009E000000F296BF3516B90F5794.png" manifest:media-type="image/png"/>
  <manifest:file-entry manifest:full-path="Pictures/100002010000006F00000073FBFEBBB53C6A0EA9.png" manifest:media-type="image/png"/>
  <manifest:file-entry manifest:full-path="Pictures/10000201000000A300000128C806B4341C829D04.png" manifest:media-type="image/png"/>
  <manifest:file-entry manifest:full-path="Pictures/10000201000000730000004ABD0F8D5503A1D4BA.png" manifest:media-type="image/png"/>
  <manifest:file-entry manifest:full-path="Pictures/10000201000000FF000000D91E3CE5091AAC1060.png" manifest:media-type="image/png"/>
  <manifest:file-entry manifest:full-path="Pictures/10000201000000780000005F2F9C392A7D50A6C2.png" manifest:media-type="image/png"/>
  <manifest:file-entry manifest:full-path="Pictures/10000201000000950000007748656720B25649F3.png" manifest:media-type="image/png"/>
  <manifest:file-entry manifest:full-path="Pictures/100002010000008B0000003E2A353E5E70B7A790.png" manifest:media-type="image/png"/>
  <manifest:file-entry manifest:full-path="Pictures/10000201000000B40000012A821C39D7DFA85AD4.png" manifest:media-type="image/png"/>
  <manifest:file-entry manifest:full-path="Pictures/100002010000007F00000085CF7B94E65717AB5A.png" manifest:media-type="image/png"/>
  <manifest:file-entry manifest:full-path="Pictures/10000201000000970000009C15E3A79A41FE99E1.png" manifest:media-type="image/png"/>
  <manifest:file-entry manifest:full-path="Pictures/10000201000000BE000001745AA602B824A34714.png" manifest:media-type="image/png"/>
  <manifest:file-entry manifest:full-path="Pictures/100002010000008A00000056F27E68CFE0264564.png" manifest:media-type="image/png"/>
  <manifest:file-entry manifest:full-path="Pictures/100002010000008A0000006ED98A820E615E2A51.png" manifest:media-type="image/png"/>
  <manifest:file-entry manifest:full-path="Pictures/10000201000000B2000000ECE95A2B21241ABC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802b54" officeooo:paragraph-rsid="03802b54"/>
    </style:style>
    <style:style style:name="P6" style:family="paragraph" style:parent-style-name="Standard">
      <style:text-properties officeooo:paragraph-rsid="0383a1c6"/>
    </style:style>
    <style:style style:name="P7" style:family="paragraph" style:parent-style-name="Standard">
      <style:text-properties officeooo:rsid="0320107f" officeooo:paragraph-rsid="0393f9f6"/>
    </style:style>
    <style:style style:name="P8" style:family="paragraph" style:parent-style-name="Standard">
      <style:text-properties officeooo:rsid="024b9c8f" officeooo:paragraph-rsid="0393f9f6"/>
    </style:style>
    <style:style style:name="P9" style:family="paragraph" style:parent-style-name="Footer">
      <style:paragraph-properties fo:text-align="center"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rsid="03938066" officeooo:paragraph-rsid="03938066"/>
    </style:style>
    <style:style style:name="P12" style:family="paragraph" style:parent-style-name="Text_20_body">
      <style:text-properties officeooo:rsid="0393845f" officeooo:paragraph-rsid="0393845f"/>
    </style:style>
    <style:style style:name="P13" style:family="paragraph" style:parent-style-name="Text_20_body">
      <style:text-properties officeooo:rsid="0395645f" officeooo:paragraph-rsid="0395645f"/>
    </style:style>
    <style:style style:name="P14" style:family="paragraph" style:parent-style-name="Horizontal_20_Line">
      <style:text-properties officeooo:rsid="03529f02"/>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5">
      <style:paragraph-properties>
        <style:tab-stops>
          <style:tab-stop style:position="17.004cm" style:type="right" style:leader-style="dotted" style:leader-text="."/>
        </style:tab-stops>
      </style:paragraph-properties>
    </style:style>
    <style:style style:name="P20" style:family="paragraph" style:parent-style-name="Contents_20_6">
      <style:paragraph-properties>
        <style:tab-stops>
          <style:tab-stop style:position="16.505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Contents_20_6">
      <style:paragraph-properties>
        <style:tab-stops>
          <style:tab-stop style:position="16.505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393f9f6"/>
    </style:style>
    <style:style style:name="P28" style:family="paragraph" style:parent-style-name="Heading_20_1">
      <style:paragraph-properties fo:margin-top="0cm" fo:margin-bottom="0cm" style:contextual-spacing="false"/>
      <style:text-properties officeooo:paragraph-rsid="037bc48e"/>
    </style:style>
    <style:style style:name="P29" style:family="paragraph" style:parent-style-name="Heading_20_5">
      <style:text-properties officeooo:paragraph-rsid="0385bd90"/>
    </style:style>
    <style:style style:name="P30" style:family="paragraph" style:parent-style-name="Standard">
      <style:text-properties officeooo:rsid="03802b54" officeooo:paragraph-rsid="03802b54"/>
    </style:style>
    <style:style style:name="P31" style:family="paragraph" style:parent-style-name="Standard">
      <style:text-properties officeooo:rsid="03529f02"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979a3" style:font-size-asian="10pt" style:font-size-complex="10pt"/>
    </style:style>
    <style:style style:name="T4" style:family="text">
      <style:text-properties fo:font-size="10pt" officeooo:rsid="039974ee"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3428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1" style:family="text">
      <style:text-properties officeooo:rsid="037ccb15"/>
    </style:style>
    <style:style style:name="T12" style:family="text">
      <style:text-properties officeooo:rsid="0383a1c6"/>
    </style:style>
    <style:style style:name="T13" style:family="text">
      <style:text-properties officeooo:rsid="0385bd90"/>
    </style:style>
    <style:style style:name="T14" style:family="text">
      <style:text-properties officeooo:rsid="0386628e"/>
    </style:style>
    <style:style style:name="T15" style:family="text">
      <style:text-properties officeooo:rsid="038a7d6e"/>
    </style:style>
    <style:style style:name="T16" style:family="text">
      <style:text-properties officeooo:rsid="038bebf7"/>
    </style:style>
    <style:style style:name="T17" style:family="text">
      <style:text-properties officeooo:rsid="038c2038"/>
    </style:style>
    <style:style style:name="T18" style:family="text">
      <style:text-properties officeooo:rsid="0392fdb0"/>
    </style:style>
    <style:style style:name="T19" style:family="text">
      <style:text-properties officeooo:rsid="039339a7"/>
    </style:style>
    <style:style style:name="T20" style:family="text">
      <style:text-properties officeooo:rsid="0393845f"/>
    </style:style>
    <style:style style:name="T21" style:family="text">
      <style:text-properties officeooo:rsid="0393f9f6"/>
    </style:style>
    <style:style style:name="T22" style:family="text">
      <style:text-properties officeooo:rsid="03991ed0"/>
    </style:style>
    <style:style style:name="T23" style:family="text">
      <style:text-properties officeooo:rsid="039d4f52"/>
    </style:style>
    <style:style style:name="T24" style:family="text">
      <style:text-properties officeooo:rsid="039df1ce"/>
    </style:style>
    <style:style style:name="T25" style:family="text">
      <style:text-properties officeooo:rsid="039e52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9 Editors - Shader Editor - Header - Add Menu - Textu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9 Editors - Shader Editor - Header - Add Menu - Texture</text:p>
          </text:index-title>
          <text:p text:style-name="P15"><text:a xlink:type="simple" xlink:href="#__RefHeading___Toc11561_1382077063" text:style-name="Index_20_Link" text:visited-style-name="Index_20_Link">Detailed Table of content<text:tab/>1</text:a></text:p>
          <text:p text:style-name="P15"><text:a xlink:type="simple" xlink:href="#__RefHeading___Toc2818_932195567" text:style-name="Index_20_Link" text:visited-style-name="Index_20_Link">Add menu - Texture<text:tab/>7</text:a></text:p>
          <text:p text:style-name="P16"><text:a xlink:type="simple" xlink:href="#__RefHeading___Toc2840_932195567" text:style-name="Index_20_Link" text:visited-style-name="Index_20_Link">Brick Texture<text:tab/>7</text:a></text:p>
          <text:p text:style-name="P16"><text:a xlink:type="simple" xlink:href="#__RefHeading___Toc2842_932195567" text:style-name="Index_20_Link" text:visited-style-name="Index_20_Link">Checker Texture<text:tab/>8</text:a></text:p>
          <text:p text:style-name="P16"><text:a xlink:type="simple" xlink:href="#__RefHeading___Toc2844_932195567" text:style-name="Index_20_Link" text:visited-style-name="Index_20_Link">Environment Texture<text:tab/>9</text:a></text:p>
          <text:p text:style-name="P16"><text:a xlink:type="simple" xlink:href="#__RefHeading___Toc1820_2607357367" text:style-name="Index_20_Link" text:visited-style-name="Index_20_Link">Gradient Texture<text:tab/>10</text:a></text:p>
          <text:p text:style-name="P16"><text:a xlink:type="simple" xlink:href="#__RefHeading___Toc1822_2607357367" text:style-name="Index_20_Link" text:visited-style-name="Index_20_Link">IES Texture Node<text:tab/>11</text:a></text:p>
          <text:p text:style-name="P16"><text:a xlink:type="simple" xlink:href="#__RefHeading___Toc1824_2607357367" text:style-name="Index_20_Link" text:visited-style-name="Index_20_Link">Image Texture<text:tab/>12</text:a></text:p>
          <text:p text:style-name="P16"><text:a xlink:type="simple" xlink:href="#__RefHeading___Toc1826_2607357367" text:style-name="Index_20_Link" text:visited-style-name="Index_20_Link">Magic Texture<text:tab/>14</text:a></text:p>
          <text:p text:style-name="P16"><text:a xlink:type="simple" xlink:href="#__RefHeading___Toc1828_2607357367" text:style-name="Index_20_Link" text:visited-style-name="Index_20_Link">Musgrave Texture<text:tab/>15</text:a></text:p>
          <text:p text:style-name="P16"><text:a xlink:type="simple" xlink:href="#__RefHeading___Toc6342_1382077063" text:style-name="Index_20_Link" text:visited-style-name="Index_20_Link">Noise Texture<text:tab/>17</text:a></text:p>
          <text:p text:style-name="P16"><text:a xlink:type="simple" xlink:href="#__RefHeading___Toc6344_1382077063" text:style-name="Index_20_Link" text:visited-style-name="Index_20_Link">Point Density<text:tab/>18</text:a></text:p>
          <text:p text:style-name="P16"><text:a xlink:type="simple" xlink:href="#__RefHeading___Toc6346_1382077063" text:style-name="Index_20_Link" text:visited-style-name="Index_20_Link">Sky Texture<text:tab/>20</text:a></text:p>
          <text:p text:style-name="P16"><text:a xlink:type="simple" xlink:href="#__RefHeading___Toc6348_1382077063" text:style-name="Index_20_Link" text:visited-style-name="Index_20_Link">Voronoi Texture<text:tab/>21</text:a></text:p>
          <text:p text:style-name="P16"><text:a xlink:type="simple" xlink:href="#__RefHeading___Toc6350_1382077063" text:style-name="Index_20_Link" text:visited-style-name="Index_20_Link">Wave Texture<text:tab/>23</text:a></text:p>
          <text:p text:style-name="P16"><text:a xlink:type="simple" xlink:href="#__RefHeading___Toc6352_1382077063" text:style-name="Index_20_Link" text:visited-style-name="Index_20_Link">White Noise Texture<text:tab/>25</text:a></text:p>
        </text:index-body>
      </text:table-of-content>
      <text:p text:style-name="Standard"/>
      <text:p text:style-name="P7"/>
      <table:table table:name="Tabelle18" table:style-name="Tabelle18">
        <table:table-column table:style-name="Tabelle18.A"/>
        <table:table-row table:style-name="TableLine2507522139312">
          <table:table-cell table:style-name="Tabelle18.A1" office:value-type="string">
            <text:h text:style-name="P27"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text:a xlink:type="simple" xlink:href="#__RefHeading___Toc11561_1382077063" text:style-name="Index_20_Link" text:visited-style-name="Index_20_Link">Detailed Table of content<text:tab/>1</text:a></text:p>
          <text:p text:style-name="P15"><text:a xlink:type="simple" xlink:href="#__RefHeading___Toc2818_932195567" text:style-name="Index_20_Link" text:visited-style-name="Index_20_Link">Add menu - Texture<text:tab/>7</text:a></text:p>
          <text:p text:style-name="P16"><text:a xlink:type="simple" xlink:href="#__RefHeading___Toc2840_932195567" text:style-name="Index_20_Link" text:visited-style-name="Index_20_Link">Brick Texture<text:tab/>7</text:a></text:p>
          <text:p text:style-name="P17"><text:a xlink:type="simple" xlink:href="#__RefHeading___Toc6458_1382077063" text:style-name="Index_20_Link" text:visited-style-name="Index_20_Link">Inputs<text:tab/>7</text:a></text:p>
          <text:p text:style-name="P18"><text:a xlink:type="simple" xlink:href="#__RefHeading___Toc6460_1382077063" text:style-name="Index_20_Link" text:visited-style-name="Index_20_Link">Color 1, Color 2 and Mortar<text:tab/>7</text:a></text:p>
          <text:p text:style-name="P18"><text:a xlink:type="simple" xlink:href="#__RefHeading___Toc6462_1382077063" text:style-name="Index_20_Link" text:visited-style-name="Index_20_Link">Scale<text:tab/>7</text:a></text:p>
          <text:p text:style-name="P18"><text:a xlink:type="simple" xlink:href="#__RefHeading___Toc6464_1382077063" text:style-name="Index_20_Link" text:visited-style-name="Index_20_Link">Mortar Size<text:tab/>7</text:a></text:p>
          <text:p text:style-name="P18"><text:a xlink:type="simple" xlink:href="#__RefHeading___Toc6466_1382077063" text:style-name="Index_20_Link" text:visited-style-name="Index_20_Link">Mortar Smooth<text:tab/>7</text:a></text:p>
          <text:p text:style-name="P18"><text:a xlink:type="simple" xlink:href="#__RefHeading___Toc6468_1382077063" text:style-name="Index_20_Link" text:visited-style-name="Index_20_Link">Bias<text:tab/>7</text:a></text:p>
          <text:p text:style-name="P18"><text:a xlink:type="simple" xlink:href="#__RefHeading___Toc6470_1382077063" text:style-name="Index_20_Link" text:visited-style-name="Index_20_Link">Brick Width<text:tab/>7</text:a></text:p>
          <text:p text:style-name="P18"><text:a xlink:type="simple" xlink:href="#__RefHeading___Toc6472_1382077063" text:style-name="Index_20_Link" text:visited-style-name="Index_20_Link">Row Height<text:tab/>7</text:a></text:p>
          <text:p text:style-name="P17"><text:a xlink:type="simple" xlink:href="#__RefHeading___Toc6474_1382077063" text:style-name="Index_20_Link" text:visited-style-name="Index_20_Link">Properties<text:tab/>8</text:a></text:p>
          <text:p text:style-name="P18"><text:a xlink:type="simple" xlink:href="#__RefHeading___Toc6476_1382077063" text:style-name="Index_20_Link" text:visited-style-name="Index_20_Link">Offset<text:tab/>8</text:a></text:p>
          <text:p text:style-name="P18"><text:a xlink:type="simple" xlink:href="#__RefHeading___Toc6478_1382077063" text:style-name="Index_20_Link" text:visited-style-name="Index_20_Link">Frequency<text:tab/>8</text:a></text:p>
          <text:p text:style-name="P18"><text:a xlink:type="simple" xlink:href="#__RefHeading___Toc6480_1382077063" text:style-name="Index_20_Link" text:visited-style-name="Index_20_Link">Squash<text:tab/>8</text:a></text:p>
          <text:p text:style-name="P18"><text:a xlink:type="simple" xlink:href="#__RefHeading___Toc6482_1382077063" text:style-name="Index_20_Link" text:visited-style-name="Index_20_Link">Frequency<text:tab/>8</text:a></text:p>
          <text:p text:style-name="P17"><text:a xlink:type="simple" xlink:href="#__RefHeading___Toc6484_1382077063" text:style-name="Index_20_Link" text:visited-style-name="Index_20_Link">Outputs<text:tab/>8</text:a></text:p>
          <text:p text:style-name="P18"><text:a xlink:type="simple" xlink:href="#__RefHeading___Toc6486_1382077063" text:style-name="Index_20_Link" text:visited-style-name="Index_20_Link">Color<text:tab/>8</text:a></text:p>
          <text:p text:style-name="P18"><text:a xlink:type="simple" xlink:href="#__RefHeading___Toc6488_1382077063" text:style-name="Index_20_Link" text:visited-style-name="Index_20_Link">Factor<text:tab/>8</text:a></text:p>
          <text:p text:style-name="P16"><text:a xlink:type="simple" xlink:href="#__RefHeading___Toc2842_932195567" text:style-name="Index_20_Link" text:visited-style-name="Index_20_Link">Checker Texture<text:tab/>8</text:a></text:p>
          <text:p text:style-name="P17"><text:a xlink:type="simple" xlink:href="#__RefHeading___Toc6490_1382077063" text:style-name="Index_20_Link" text:visited-style-name="Index_20_Link">Inputs<text:tab/>8</text:a></text:p>
          <text:p text:style-name="P18"><text:a xlink:type="simple" xlink:href="#__RefHeading___Toc6492_1382077063" text:style-name="Index_20_Link" text:visited-style-name="Index_20_Link">Vector<text:tab/>8</text:a></text:p>
          <text:p text:style-name="P18"><text:a xlink:type="simple" xlink:href="#__RefHeading___Toc6494_1382077063" text:style-name="Index_20_Link" text:visited-style-name="Index_20_Link">Color1, Color 2<text:tab/>8</text:a></text:p>
          <text:p text:style-name="P18"><text:a xlink:type="simple" xlink:href="#__RefHeading___Toc6496_1382077063" text:style-name="Index_20_Link" text:visited-style-name="Index_20_Link">Scale<text:tab/>8</text:a></text:p>
          <text:p text:style-name="P17"><text:a xlink:type="simple" xlink:href="#__RefHeading___Toc6498_1382077063" text:style-name="Index_20_Link" text:visited-style-name="Index_20_Link">Outputs<text:tab/>9</text:a></text:p>
          <text:p text:style-name="P18"><text:a xlink:type="simple" xlink:href="#__RefHeading___Toc6500_1382077063" text:style-name="Index_20_Link" text:visited-style-name="Index_20_Link">Color<text:tab/>9</text:a></text:p>
          <text:p text:style-name="P18"><text:a xlink:type="simple" xlink:href="#__RefHeading___Toc6502_1382077063" text:style-name="Index_20_Link" text:visited-style-name="Index_20_Link">Factor<text:tab/>9</text:a></text:p>
          <text:p text:style-name="P16"><text:soft-page-break/><text:a xlink:type="simple" xlink:href="#__RefHeading___Toc2844_932195567" text:style-name="Index_20_Link" text:visited-style-name="Index_20_Link">Environment Texture<text:tab/>9</text:a></text:p>
          <text:p text:style-name="P17"><text:a xlink:type="simple" xlink:href="#__RefHeading___Toc6504_1382077063" text:style-name="Index_20_Link" text:visited-style-name="Index_20_Link">Inputs<text:tab/>9</text:a></text:p>
          <text:p text:style-name="P18"><text:a xlink:type="simple" xlink:href="#__RefHeading___Toc6506_1382077063" text:style-name="Index_20_Link" text:visited-style-name="Index_20_Link">Vector<text:tab/>9</text:a></text:p>
          <text:p text:style-name="P17"><text:a xlink:type="simple" xlink:href="#__RefHeading___Toc6508_1382077063" text:style-name="Index_20_Link" text:visited-style-name="Index_20_Link">Properties<text:tab/>9</text:a></text:p>
          <text:p text:style-name="P18"><text:a xlink:type="simple" xlink:href="#__RefHeading___Toc6510_1382077063" text:style-name="Index_20_Link" text:visited-style-name="Index_20_Link">Image<text:tab/>9</text:a></text:p>
          <text:p text:style-name="P18"><text:a xlink:type="simple" xlink:href="#__RefHeading___Toc6512_1382077063" text:style-name="Index_20_Link" text:visited-style-name="Index_20_Link">Color Space<text:tab/>9</text:a></text:p>
          <text:p text:style-name="P18"><text:a xlink:type="simple" xlink:href="#__RefHeading___Toc6514_1382077063" text:style-name="Index_20_Link" text:visited-style-name="Index_20_Link">Texture Interpolation<text:tab/>9</text:a></text:p>
          <text:p text:style-name="P19"><text:a xlink:type="simple" xlink:href="#__RefHeading___Toc6516_1382077063" text:style-name="Index_20_Link" text:visited-style-name="Index_20_Link">Linear<text:tab/>9</text:a></text:p>
          <text:p text:style-name="P19"><text:a xlink:type="simple" xlink:href="#__RefHeading___Toc6518_1382077063" text:style-name="Index_20_Link" text:visited-style-name="Index_20_Link">Closest<text:tab/>9</text:a></text:p>
          <text:p text:style-name="P19"><text:a xlink:type="simple" xlink:href="#__RefHeading___Toc6520_1382077063" text:style-name="Index_20_Link" text:visited-style-name="Index_20_Link">Cubic<text:tab/>9</text:a></text:p>
          <text:p text:style-name="P19"><text:a xlink:type="simple" xlink:href="#__RefHeading___Toc6522_1382077063" text:style-name="Index_20_Link" text:visited-style-name="Index_20_Link">Smart<text:tab/>9</text:a></text:p>
          <text:p text:style-name="P18"><text:a xlink:type="simple" xlink:href="#__RefHeading___Toc6524_1382077063" text:style-name="Index_20_Link" text:visited-style-name="Index_20_Link">Projection Method<text:tab/>10</text:a></text:p>
          <text:p text:style-name="P19"><text:a xlink:type="simple" xlink:href="#__RefHeading___Toc6526_1382077063" text:style-name="Index_20_Link" text:visited-style-name="Index_20_Link">Equirectangular<text:tab/>10</text:a></text:p>
          <text:p text:style-name="P19"><text:a xlink:type="simple" xlink:href="#__RefHeading___Toc6528_1382077063" text:style-name="Index_20_Link" text:visited-style-name="Index_20_Link">Mirror Ball<text:tab/>10</text:a></text:p>
          <text:p text:style-name="P17"><text:a xlink:type="simple" xlink:href="#__RefHeading___Toc6530_1382077063" text:style-name="Index_20_Link" text:visited-style-name="Index_20_Link">Outputs<text:tab/>10</text:a></text:p>
          <text:p text:style-name="P18"><text:a xlink:type="simple" xlink:href="#__RefHeading___Toc6532_1382077063" text:style-name="Index_20_Link" text:visited-style-name="Index_20_Link">Color<text:tab/>10</text:a></text:p>
          <text:p text:style-name="P16"><text:a xlink:type="simple" xlink:href="#__RefHeading___Toc1820_2607357367" text:style-name="Index_20_Link" text:visited-style-name="Index_20_Link">Gradient Texture<text:tab/>10</text:a></text:p>
          <text:p text:style-name="P17"><text:a xlink:type="simple" xlink:href="#__RefHeading___Toc6534_1382077063" text:style-name="Index_20_Link" text:visited-style-name="Index_20_Link">Inputs<text:tab/>10</text:a></text:p>
          <text:p text:style-name="P18"><text:a xlink:type="simple" xlink:href="#__RefHeading___Toc6536_1382077063" text:style-name="Index_20_Link" text:visited-style-name="Index_20_Link">Vector<text:tab/>10</text:a></text:p>
          <text:p text:style-name="P17"><text:a xlink:type="simple" xlink:href="#__RefHeading___Toc6538_1382077063" text:style-name="Index_20_Link" text:visited-style-name="Index_20_Link">Properties<text:tab/>10</text:a></text:p>
          <text:p text:style-name="P18"><text:a xlink:type="simple" xlink:href="#__RefHeading___Toc6540_1382077063" text:style-name="Index_20_Link" text:visited-style-name="Index_20_Link">Gradient Type<text:tab/>10</text:a></text:p>
          <text:p text:style-name="P19"><text:a xlink:type="simple" xlink:href="#__RefHeading___Toc6542_1382077063" text:style-name="Index_20_Link" text:visited-style-name="Index_20_Link">Linear<text:tab/>10</text:a></text:p>
          <text:p text:style-name="P19"><text:a xlink:type="simple" xlink:href="#__RefHeading___Toc6544_1382077063" text:style-name="Index_20_Link" text:visited-style-name="Index_20_Link">Quadratic<text:tab/>10</text:a></text:p>
          <text:p text:style-name="P19"><text:a xlink:type="simple" xlink:href="#__RefHeading___Toc6546_1382077063" text:style-name="Index_20_Link" text:visited-style-name="Index_20_Link">Easing<text:tab/>10</text:a></text:p>
          <text:p text:style-name="P19"><text:a xlink:type="simple" xlink:href="#__RefHeading___Toc6548_1382077063" text:style-name="Index_20_Link" text:visited-style-name="Index_20_Link">Diagonal<text:tab/>10</text:a></text:p>
          <text:p text:style-name="P19"><text:a xlink:type="simple" xlink:href="#__RefHeading___Toc6550_1382077063" text:style-name="Index_20_Link" text:visited-style-name="Index_20_Link">Spherical<text:tab/>10</text:a></text:p>
          <text:p text:style-name="P19"><text:a xlink:type="simple" xlink:href="#__RefHeading___Toc6552_1382077063" text:style-name="Index_20_Link" text:visited-style-name="Index_20_Link">Quadratic Sphere<text:tab/>11</text:a></text:p>
          <text:p text:style-name="P19"><text:a xlink:type="simple" xlink:href="#__RefHeading___Toc6554_1382077063" text:style-name="Index_20_Link" text:visited-style-name="Index_20_Link">Radial<text:tab/>11</text:a></text:p>
          <text:p text:style-name="P17"><text:a xlink:type="simple" xlink:href="#__RefHeading___Toc6556_1382077063" text:style-name="Index_20_Link" text:visited-style-name="Index_20_Link">Outputs<text:tab/>11</text:a></text:p>
          <text:p text:style-name="P18"><text:a xlink:type="simple" xlink:href="#__RefHeading___Toc6558_1382077063" text:style-name="Index_20_Link" text:visited-style-name="Index_20_Link">Color<text:tab/>11</text:a></text:p>
          <text:p text:style-name="P18"><text:a xlink:type="simple" xlink:href="#__RefHeading___Toc6560_1382077063" text:style-name="Index_20_Link" text:visited-style-name="Index_20_Link">Factor<text:tab/>11</text:a></text:p>
          <text:p text:style-name="P16"><text:a xlink:type="simple" xlink:href="#__RefHeading___Toc1822_2607357367" text:style-name="Index_20_Link" text:visited-style-name="Index_20_Link">IES Texture Node<text:tab/>11</text:a></text:p>
          <text:p text:style-name="P17"><text:a xlink:type="simple" xlink:href="#__RefHeading___Toc6562_1382077063" text:style-name="Index_20_Link" text:visited-style-name="Index_20_Link">Inputs<text:tab/>11</text:a></text:p>
          <text:p text:style-name="P18"><text:a xlink:type="simple" xlink:href="#__RefHeading___Toc6564_1382077063" text:style-name="Index_20_Link" text:visited-style-name="Index_20_Link">Vector<text:tab/>11</text:a></text:p>
          <text:p text:style-name="P18"><text:a xlink:type="simple" xlink:href="#__RefHeading___Toc6566_1382077063" text:style-name="Index_20_Link" text:visited-style-name="Index_20_Link">Strength<text:tab/>11</text:a></text:p>
          <text:p text:style-name="P17"><text:a xlink:type="simple" xlink:href="#__RefHeading___Toc6568_1382077063" text:style-name="Index_20_Link" text:visited-style-name="Index_20_Link">Properties<text:tab/>11</text:a></text:p>
          <text:p text:style-name="P18"><text:a xlink:type="simple" xlink:href="#__RefHeading___Toc6570_1382077063" text:style-name="Index_20_Link" text:visited-style-name="Index_20_Link">Mode<text:tab/>11</text:a></text:p>
          <text:p text:style-name="P19"><text:a xlink:type="simple" xlink:href="#__RefHeading___Toc6572_1382077063" text:style-name="Index_20_Link" text:visited-style-name="Index_20_Link">Internal<text:tab/>11</text:a></text:p>
          <text:p text:style-name="P19"><text:a xlink:type="simple" xlink:href="#__RefHeading___Toc6574_1382077063" text:style-name="Index_20_Link" text:visited-style-name="Index_20_Link">External<text:tab/>11</text:a></text:p>
          <text:p text:style-name="P17"><text:a xlink:type="simple" xlink:href="#__RefHeading___Toc6576_1382077063" text:style-name="Index_20_Link" text:visited-style-name="Index_20_Link">Outputs<text:tab/>11</text:a></text:p>
          <text:p text:style-name="P18"><text:a xlink:type="simple" xlink:href="#__RefHeading___Toc6578_1382077063" text:style-name="Index_20_Link" text:visited-style-name="Index_20_Link">Factor<text:tab/>11</text:a></text:p>
          <text:p text:style-name="P16"><text:a xlink:type="simple" xlink:href="#__RefHeading___Toc1824_2607357367" text:style-name="Index_20_Link" text:visited-style-name="Index_20_Link">Image Texture<text:tab/>12</text:a></text:p>
          <text:p text:style-name="P17"><text:a xlink:type="simple" xlink:href="#__RefHeading___Toc6580_1382077063" text:style-name="Index_20_Link" text:visited-style-name="Index_20_Link">Inputs<text:tab/>12</text:a></text:p>
          <text:p text:style-name="P18"><text:a xlink:type="simple" xlink:href="#__RefHeading___Toc6582_1382077063" text:style-name="Index_20_Link" text:visited-style-name="Index_20_Link">Vector<text:tab/>12</text:a></text:p>
          <text:p text:style-name="P17"><text:a xlink:type="simple" xlink:href="#__RefHeading___Toc6584_1382077063" text:style-name="Index_20_Link" text:visited-style-name="Index_20_Link">Properties<text:tab/>12</text:a></text:p>
          <text:p text:style-name="P18"><text:a xlink:type="simple" xlink:href="#__RefHeading___Toc6586_1382077063" text:style-name="Index_20_Link" text:visited-style-name="Index_20_Link">Image<text:tab/>12</text:a></text:p>
          <text:p text:style-name="P18"><text:a xlink:type="simple" xlink:href="#__RefHeading___Toc6588_1382077063" text:style-name="Index_20_Link" text:visited-style-name="Index_20_Link">Interpolation<text:tab/>12</text:a></text:p>
          <text:p text:style-name="P19"><text:a xlink:type="simple" xlink:href="#__RefHeading___Toc6590_1382077063" text:style-name="Index_20_Link" text:visited-style-name="Index_20_Link">Linear<text:tab/>12</text:a></text:p>
          <text:p text:style-name="P19"><text:a xlink:type="simple" xlink:href="#__RefHeading___Toc6592_1382077063" text:style-name="Index_20_Link" text:visited-style-name="Index_20_Link">Cubic<text:tab/>12</text:a></text:p>
          <text:p text:style-name="P19"><text:a xlink:type="simple" xlink:href="#__RefHeading___Toc6594_1382077063" text:style-name="Index_20_Link" text:visited-style-name="Index_20_Link">Closest<text:tab/>13</text:a></text:p>
          <text:p text:style-name="P19"><text:a xlink:type="simple" xlink:href="#__RefHeading___Toc6596_1382077063" text:style-name="Index_20_Link" text:visited-style-name="Index_20_Link">Smart<text:tab/>13</text:a></text:p>
          <text:p text:style-name="P18"><text:a xlink:type="simple" xlink:href="#__RefHeading___Toc6598_1382077063" text:style-name="Index_20_Link" text:visited-style-name="Index_20_Link">Projection<text:tab/>13</text:a></text:p>
          <text:p text:style-name="P19"><text:a xlink:type="simple" xlink:href="#__RefHeading___Toc6600_1382077063" text:style-name="Index_20_Link" text:visited-style-name="Index_20_Link">Flat<text:tab/>13</text:a></text:p>
          <text:p text:style-name="P19"><text:soft-page-break/><text:a xlink:type="simple" xlink:href="#__RefHeading___Toc6602_1382077063" text:style-name="Index_20_Link" text:visited-style-name="Index_20_Link">Box<text:tab/>13</text:a></text:p>
          <text:p text:style-name="P19"><text:a xlink:type="simple" xlink:href="#__RefHeading___Toc6604_1382077063" text:style-name="Index_20_Link" text:visited-style-name="Index_20_Link">Blend<text:tab/>13</text:a></text:p>
          <text:p text:style-name="P19"><text:a xlink:type="simple" xlink:href="#__RefHeading___Toc6606_1382077063" text:style-name="Index_20_Link" text:visited-style-name="Index_20_Link">Sphere<text:tab/>13</text:a></text:p>
          <text:p text:style-name="P19"><text:a xlink:type="simple" xlink:href="#__RefHeading___Toc6608_1382077063" text:style-name="Index_20_Link" text:visited-style-name="Index_20_Link">Tube<text:tab/>13</text:a></text:p>
          <text:p text:style-name="P18"><text:a xlink:type="simple" xlink:href="#__RefHeading___Toc6610_1382077063" text:style-name="Index_20_Link" text:visited-style-name="Index_20_Link">Extension<text:tab/>13</text:a></text:p>
          <text:p text:style-name="P19"><text:a xlink:type="simple" xlink:href="#__RefHeading___Toc6612_1382077063" text:style-name="Index_20_Link" text:visited-style-name="Index_20_Link">Repeat<text:tab/>13</text:a></text:p>
          <text:p text:style-name="P19"><text:a xlink:type="simple" xlink:href="#__RefHeading___Toc6614_1382077063" text:style-name="Index_20_Link" text:visited-style-name="Index_20_Link">Extend<text:tab/>13</text:a></text:p>
          <text:p text:style-name="P19"><text:a xlink:type="simple" xlink:href="#__RefHeading___Toc6616_1382077063" text:style-name="Index_20_Link" text:visited-style-name="Index_20_Link">Clip<text:tab/>13</text:a></text:p>
          <text:p text:style-name="P17"><text:a xlink:type="simple" xlink:href="#__RefHeading___Toc6618_1382077063" text:style-name="Index_20_Link" text:visited-style-name="Index_20_Link">Outputs<text:tab/>14</text:a></text:p>
          <text:p text:style-name="P18"><text:a xlink:type="simple" xlink:href="#__RefHeading___Toc6620_1382077063" text:style-name="Index_20_Link" text:visited-style-name="Index_20_Link">Color<text:tab/>14</text:a></text:p>
          <text:p text:style-name="P18"><text:a xlink:type="simple" xlink:href="#__RefHeading___Toc6622_1382077063" text:style-name="Index_20_Link" text:visited-style-name="Index_20_Link">Alpha<text:tab/>14</text:a></text:p>
          <text:p text:style-name="P16"><text:a xlink:type="simple" xlink:href="#__RefHeading___Toc1826_2607357367" text:style-name="Index_20_Link" text:visited-style-name="Index_20_Link">Magic Texture<text:tab/>14</text:a></text:p>
          <text:p text:style-name="P17"><text:a xlink:type="simple" xlink:href="#__RefHeading___Toc6624_1382077063" text:style-name="Index_20_Link" text:visited-style-name="Index_20_Link">Inputs<text:tab/>14</text:a></text:p>
          <text:p text:style-name="P18"><text:a xlink:type="simple" xlink:href="#__RefHeading___Toc6626_1382077063" text:style-name="Index_20_Link" text:visited-style-name="Index_20_Link">Vector<text:tab/>14</text:a></text:p>
          <text:p text:style-name="P18"><text:a xlink:type="simple" xlink:href="#__RefHeading___Toc6628_1382077063" text:style-name="Index_20_Link" text:visited-style-name="Index_20_Link">Scale<text:tab/>14</text:a></text:p>
          <text:p text:style-name="P18"><text:a xlink:type="simple" xlink:href="#__RefHeading___Toc6630_1382077063" text:style-name="Index_20_Link" text:visited-style-name="Index_20_Link">Distortion<text:tab/>14</text:a></text:p>
          <text:p text:style-name="P17"><text:a xlink:type="simple" xlink:href="#__RefHeading___Toc6632_1382077063" text:style-name="Index_20_Link" text:visited-style-name="Index_20_Link">Properties<text:tab/>14</text:a></text:p>
          <text:p text:style-name="P18"><text:a xlink:type="simple" xlink:href="#__RefHeading___Toc6634_1382077063" text:style-name="Index_20_Link" text:visited-style-name="Index_20_Link">Depth<text:tab/>14</text:a></text:p>
          <text:p text:style-name="P17"><text:a xlink:type="simple" xlink:href="#__RefHeading___Toc6636_1382077063" text:style-name="Index_20_Link" text:visited-style-name="Index_20_Link">Outputs<text:tab/>14</text:a></text:p>
          <text:p text:style-name="P18"><text:a xlink:type="simple" xlink:href="#__RefHeading___Toc6638_1382077063" text:style-name="Index_20_Link" text:visited-style-name="Index_20_Link">Color<text:tab/>14</text:a></text:p>
          <text:p text:style-name="P18"><text:a xlink:type="simple" xlink:href="#__RefHeading___Toc6640_1382077063" text:style-name="Index_20_Link" text:visited-style-name="Index_20_Link">Factor<text:tab/>14</text:a></text:p>
          <text:p text:style-name="P16"><text:a xlink:type="simple" xlink:href="#__RefHeading___Toc1828_2607357367" text:style-name="Index_20_Link" text:visited-style-name="Index_20_Link">Musgrave Texture<text:tab/>15</text:a></text:p>
          <text:p text:style-name="P17"><text:a xlink:type="simple" xlink:href="#__RefHeading___Toc6642_1382077063" text:style-name="Index_20_Link" text:visited-style-name="Index_20_Link">Inputs<text:tab/>15</text:a></text:p>
          <text:p text:style-name="P18"><text:a xlink:type="simple" xlink:href="#__RefHeading___Toc6644_1382077063" text:style-name="Index_20_Link" text:visited-style-name="Index_20_Link">Vector<text:tab/>15</text:a></text:p>
          <text:p text:style-name="P18"><text:a xlink:type="simple" xlink:href="#__RefHeading___Toc6646_1382077063" text:style-name="Index_20_Link" text:visited-style-name="Index_20_Link">W<text:tab/>15</text:a></text:p>
          <text:p text:style-name="P18"><text:a xlink:type="simple" xlink:href="#__RefHeading___Toc6648_1382077063" text:style-name="Index_20_Link" text:visited-style-name="Index_20_Link">Scale<text:tab/>15</text:a></text:p>
          <text:p text:style-name="P18"><text:a xlink:type="simple" xlink:href="#__RefHeading___Toc6650_1382077063" text:style-name="Index_20_Link" text:visited-style-name="Index_20_Link">Detail<text:tab/>15</text:a></text:p>
          <text:p text:style-name="P18"><text:a xlink:type="simple" xlink:href="#__RefHeading___Toc6652_1382077063" text:style-name="Index_20_Link" text:visited-style-name="Index_20_Link">Dimension<text:tab/>15</text:a></text:p>
          <text:p text:style-name="P18"><text:a xlink:type="simple" xlink:href="#__RefHeading___Toc6654_1382077063" text:style-name="Index_20_Link" text:visited-style-name="Index_20_Link">Lacunarity<text:tab/>15</text:a></text:p>
          <text:p text:style-name="P18"><text:a xlink:type="simple" xlink:href="#__RefHeading___Toc6656_1382077063" text:style-name="Index_20_Link" text:visited-style-name="Index_20_Link">Offset<text:tab/>15</text:a></text:p>
          <text:p text:style-name="P18"><text:a xlink:type="simple" xlink:href="#__RefHeading___Toc6658_1382077063" text:style-name="Index_20_Link" text:visited-style-name="Index_20_Link">Gain<text:tab/>16</text:a></text:p>
          <text:p text:style-name="P17"><text:a xlink:type="simple" xlink:href="#__RefHeading___Toc6660_1382077063" text:style-name="Index_20_Link" text:visited-style-name="Index_20_Link">Properties<text:tab/>16</text:a></text:p>
          <text:p text:style-name="P18"><text:a xlink:type="simple" xlink:href="#__RefHeading___Toc6662_1382077063" text:style-name="Index_20_Link" text:visited-style-name="Index_20_Link">Dimensions<text:tab/>16</text:a></text:p>
          <text:p text:style-name="P19"><text:a xlink:type="simple" xlink:href="#__RefHeading___Toc6664_1382077063" text:style-name="Index_20_Link" text:visited-style-name="Index_20_Link">1D<text:tab/>16</text:a></text:p>
          <text:p text:style-name="P19"><text:a xlink:type="simple" xlink:href="#__RefHeading___Toc6666_1382077063" text:style-name="Index_20_Link" text:visited-style-name="Index_20_Link">2D<text:tab/>16</text:a></text:p>
          <text:p text:style-name="P19"><text:a xlink:type="simple" xlink:href="#__RefHeading___Toc6668_1382077063" text:style-name="Index_20_Link" text:visited-style-name="Index_20_Link">3D<text:tab/>16</text:a></text:p>
          <text:p text:style-name="P19"><text:a xlink:type="simple" xlink:href="#__RefHeading___Toc6670_1382077063" text:style-name="Index_20_Link" text:visited-style-name="Index_20_Link">4D<text:tab/>16</text:a></text:p>
          <text:p text:style-name="P18"><text:a xlink:type="simple" xlink:href="#__RefHeading___Toc6672_1382077063" text:style-name="Index_20_Link" text:visited-style-name="Index_20_Link">Type<text:tab/>16</text:a></text:p>
          <text:p text:style-name="P19"><text:a xlink:type="simple" xlink:href="#__RefHeading___Toc6674_1382077063" text:style-name="Index_20_Link" text:visited-style-name="Index_20_Link">fBM (fractal Brownian Motion)<text:tab/>16</text:a></text:p>
          <text:p text:style-name="P19"><text:a xlink:type="simple" xlink:href="#__RefHeading___Toc6676_1382077063" text:style-name="Index_20_Link" text:visited-style-name="Index_20_Link">Multifractal<text:tab/>16</text:a></text:p>
          <text:p text:style-name="P19"><text:a xlink:type="simple" xlink:href="#__RefHeading___Toc6678_1382077063" text:style-name="Index_20_Link" text:visited-style-name="Index_20_Link">Hybrid Multifractal<text:tab/>16</text:a></text:p>
          <text:p text:style-name="P19"><text:a xlink:type="simple" xlink:href="#__RefHeading___Toc6680_1382077063" text:style-name="Index_20_Link" text:visited-style-name="Index_20_Link">Ridged Multifractal<text:tab/>16</text:a></text:p>
          <text:p text:style-name="P19"><text:a xlink:type="simple" xlink:href="#__RefHeading___Toc6682_1382077063" text:style-name="Index_20_Link" text:visited-style-name="Index_20_Link">Hetero Terrain (Heterogeneous Terrain)<text:tab/>16</text:a></text:p>
          <text:p text:style-name="P17"><text:a xlink:type="simple" xlink:href="#__RefHeading___Toc6684_1382077063" text:style-name="Index_20_Link" text:visited-style-name="Index_20_Link">Outputs<text:tab/>17</text:a></text:p>
          <text:p text:style-name="P18"><text:a xlink:type="simple" xlink:href="#__RefHeading___Toc6686_1382077063" text:style-name="Index_20_Link" text:visited-style-name="Index_20_Link">Factor<text:tab/>17</text:a></text:p>
          <text:p text:style-name="P16"><text:a xlink:type="simple" xlink:href="#__RefHeading___Toc6342_1382077063" text:style-name="Index_20_Link" text:visited-style-name="Index_20_Link">Noise Texture<text:tab/>17</text:a></text:p>
          <text:p text:style-name="P17"><text:a xlink:type="simple" xlink:href="#__RefHeading___Toc6688_1382077063" text:style-name="Index_20_Link" text:visited-style-name="Index_20_Link">Inputs<text:tab/>17</text:a></text:p>
          <text:p text:style-name="P18"><text:a xlink:type="simple" xlink:href="#__RefHeading___Toc6690_1382077063" text:style-name="Index_20_Link" text:visited-style-name="Index_20_Link">Vector<text:tab/>17</text:a></text:p>
          <text:p text:style-name="P19"><text:a xlink:type="simple" xlink:href="#__RefHeading___Toc6692_1382077063" text:style-name="Index_20_Link" text:visited-style-name="Index_20_Link">W<text:tab/>17</text:a></text:p>
          <text:p text:style-name="P19"><text:a xlink:type="simple" xlink:href="#__RefHeading___Toc6694_1382077063" text:style-name="Index_20_Link" text:visited-style-name="Index_20_Link">Scale<text:tab/>17</text:a></text:p>
          <text:p text:style-name="P19"><text:a xlink:type="simple" xlink:href="#__RefHeading___Toc6696_1382077063" text:style-name="Index_20_Link" text:visited-style-name="Index_20_Link">Detail<text:tab/>17</text:a></text:p>
          <text:p text:style-name="P19"><text:a xlink:type="simple" xlink:href="#__RefHeading___Toc3032_2530487193" text:style-name="Index_20_Link" text:visited-style-name="Index_20_Link">Roughness<text:tab/>17</text:a></text:p>
          <text:p text:style-name="P19"><text:a xlink:type="simple" xlink:href="#__RefHeading___Toc6698_1382077063" text:style-name="Index_20_Link" text:visited-style-name="Index_20_Link">Distortion<text:tab/>17</text:a></text:p>
          <text:p text:style-name="P17"><text:soft-page-break/><text:a xlink:type="simple" xlink:href="#__RefHeading___Toc6700_1382077063" text:style-name="Index_20_Link" text:visited-style-name="Index_20_Link">Properties<text:tab/>17</text:a></text:p>
          <text:p text:style-name="P18"><text:a xlink:type="simple" xlink:href="#__RefHeading___Toc6702_1382077063" text:style-name="Index_20_Link" text:visited-style-name="Index_20_Link">Dimensions<text:tab/>17</text:a></text:p>
          <text:p text:style-name="P19"><text:a xlink:type="simple" xlink:href="#__RefHeading___Toc6704_1382077063" text:style-name="Index_20_Link" text:visited-style-name="Index_20_Link">1D<text:tab/>17</text:a></text:p>
          <text:p text:style-name="P19"><text:a xlink:type="simple" xlink:href="#__RefHeading___Toc6706_1382077063" text:style-name="Index_20_Link" text:visited-style-name="Index_20_Link">2D<text:tab/>17</text:a></text:p>
          <text:p text:style-name="P19"><text:a xlink:type="simple" xlink:href="#__RefHeading___Toc6708_1382077063" text:style-name="Index_20_Link" text:visited-style-name="Index_20_Link">3D<text:tab/>18</text:a></text:p>
          <text:p text:style-name="P19"><text:a xlink:type="simple" xlink:href="#__RefHeading___Toc6710_1382077063" text:style-name="Index_20_Link" text:visited-style-name="Index_20_Link">4D<text:tab/>18</text:a></text:p>
          <text:p text:style-name="P17"><text:a xlink:type="simple" xlink:href="#__RefHeading___Toc6712_1382077063" text:style-name="Index_20_Link" text:visited-style-name="Index_20_Link">Outputs<text:tab/>18</text:a></text:p>
          <text:p text:style-name="P18"><text:a xlink:type="simple" xlink:href="#__RefHeading___Toc6714_1382077063" text:style-name="Index_20_Link" text:visited-style-name="Index_20_Link">Factor<text:tab/>18</text:a></text:p>
          <text:p text:style-name="P18"><text:a xlink:type="simple" xlink:href="#__RefHeading___Toc6716_1382077063" text:style-name="Index_20_Link" text:visited-style-name="Index_20_Link">Color<text:tab/>18</text:a></text:p>
          <text:p text:style-name="P16"><text:a xlink:type="simple" xlink:href="#__RefHeading___Toc6344_1382077063" text:style-name="Index_20_Link" text:visited-style-name="Index_20_Link">Point Density<text:tab/>18</text:a></text:p>
          <text:p text:style-name="P17"><text:a xlink:type="simple" xlink:href="#__RefHeading___Toc6718_1382077063" text:style-name="Index_20_Link" text:visited-style-name="Index_20_Link">Inputs<text:tab/>18</text:a></text:p>
          <text:p text:style-name="P18"><text:a xlink:type="simple" xlink:href="#__RefHeading___Toc6720_1382077063" text:style-name="Index_20_Link" text:visited-style-name="Index_20_Link">Vector<text:tab/>18</text:a></text:p>
          <text:p text:style-name="P17"><text:a xlink:type="simple" xlink:href="#__RefHeading___Toc6722_1382077063" text:style-name="Index_20_Link" text:visited-style-name="Index_20_Link">Properties<text:tab/>18</text:a></text:p>
          <text:p text:style-name="P18"><text:a xlink:type="simple" xlink:href="#__RefHeading___Toc6724_1382077063" text:style-name="Index_20_Link" text:visited-style-name="Index_20_Link">Point Data<text:tab/>18</text:a></text:p>
          <text:p text:style-name="P19"><text:a xlink:type="simple" xlink:href="#__RefHeading___Toc6726_1382077063" text:style-name="Index_20_Link" text:visited-style-name="Index_20_Link">Particle System<text:tab/>18</text:a></text:p>
          <text:p text:style-name="P19"><text:a xlink:type="simple" xlink:href="#__RefHeading___Toc6728_1382077063" text:style-name="Index_20_Link" text:visited-style-name="Index_20_Link">Object Vertices<text:tab/>18</text:a></text:p>
          <text:p text:style-name="P18"><text:a xlink:type="simple" xlink:href="#__RefHeading___Toc6730_1382077063" text:style-name="Index_20_Link" text:visited-style-name="Index_20_Link">Object<text:tab/>18</text:a></text:p>
          <text:p text:style-name="P18"><text:a xlink:type="simple" xlink:href="#__RefHeading___Toc6732_1382077063" text:style-name="Index_20_Link" text:visited-style-name="Index_20_Link">Particle System<text:tab/>18</text:a></text:p>
          <text:p text:style-name="P18"><text:a xlink:type="simple" xlink:href="#__RefHeading___Toc6734_1382077063" text:style-name="Index_20_Link" text:visited-style-name="Index_20_Link">Space<text:tab/>19</text:a></text:p>
          <text:p text:style-name="P19"><text:a xlink:type="simple" xlink:href="#__RefHeading___Toc6736_1382077063" text:style-name="Index_20_Link" text:visited-style-name="Index_20_Link">World Space<text:tab/>19</text:a></text:p>
          <text:p text:style-name="P19"><text:a xlink:type="simple" xlink:href="#__RefHeading___Toc6738_1382077063" text:style-name="Index_20_Link" text:visited-style-name="Index_20_Link">Object Space<text:tab/>19</text:a></text:p>
          <text:p text:style-name="P18"><text:a xlink:type="simple" xlink:href="#__RefHeading___Toc6740_1382077063" text:style-name="Index_20_Link" text:visited-style-name="Index_20_Link">Radius<text:tab/>19</text:a></text:p>
          <text:p text:style-name="P18"><text:a xlink:type="simple" xlink:href="#__RefHeading___Toc6742_1382077063" text:style-name="Index_20_Link" text:visited-style-name="Index_20_Link">Interpolation<text:tab/>19</text:a></text:p>
          <text:p text:style-name="P19"><text:a xlink:type="simple" xlink:href="#__RefHeading___Toc6744_1382077063" text:style-name="Index_20_Link" text:visited-style-name="Index_20_Link">Closest<text:tab/>19</text:a></text:p>
          <text:p text:style-name="P19"><text:a xlink:type="simple" xlink:href="#__RefHeading___Toc6746_1382077063" text:style-name="Index_20_Link" text:visited-style-name="Index_20_Link">Linear<text:tab/>19</text:a></text:p>
          <text:p text:style-name="P19"><text:a xlink:type="simple" xlink:href="#__RefHeading___Toc6748_1382077063" text:style-name="Index_20_Link" text:visited-style-name="Index_20_Link">Cubic<text:tab/>19</text:a></text:p>
          <text:p text:style-name="P18"><text:a xlink:type="simple" xlink:href="#__RefHeading___Toc6750_1382077063" text:style-name="Index_20_Link" text:visited-style-name="Index_20_Link">Resolution<text:tab/>19</text:a></text:p>
          <text:p text:style-name="P18"><text:a xlink:type="simple" xlink:href="#__RefHeading___Toc6752_1382077063" text:style-name="Index_20_Link" text:visited-style-name="Index_20_Link">Color Source<text:tab/>19</text:a></text:p>
          <text:p text:style-name="P19"><text:a xlink:type="simple" xlink:href="#__RefHeading___Toc6754_1382077063" text:style-name="Index_20_Link" text:visited-style-name="Index_20_Link">Particle Color Sources<text:tab/>19</text:a></text:p>
          <text:p text:style-name="P20"><text:a xlink:type="simple" xlink:href="#__RefHeading___Toc6756_1382077063" text:style-name="Index_20_Link" text:visited-style-name="Index_20_Link">Particle Age<text:tab/>19</text:a></text:p>
          <text:p text:style-name="P20"><text:a xlink:type="simple" xlink:href="#__RefHeading___Toc6758_1382077063" text:style-name="Index_20_Link" text:visited-style-name="Index_20_Link">Particle Speed<text:tab/>19</text:a></text:p>
          <text:p text:style-name="P20"><text:a xlink:type="simple" xlink:href="#__RefHeading___Toc6760_1382077063" text:style-name="Index_20_Link" text:visited-style-name="Index_20_Link">Particle Velocity<text:tab/>19</text:a></text:p>
          <text:p text:style-name="P19"><text:a xlink:type="simple" xlink:href="#__RefHeading___Toc6762_1382077063" text:style-name="Index_20_Link" text:visited-style-name="Index_20_Link">Vertex Color Sources<text:tab/>20</text:a></text:p>
          <text:p text:style-name="P20"><text:a xlink:type="simple" xlink:href="#__RefHeading___Toc6764_1382077063" text:style-name="Index_20_Link" text:visited-style-name="Index_20_Link">Vertex Color<text:tab/>20</text:a></text:p>
          <text:p text:style-name="P20"><text:a xlink:type="simple" xlink:href="#__RefHeading___Toc6766_1382077063" text:style-name="Index_20_Link" text:visited-style-name="Index_20_Link">Vertex Weight<text:tab/>20</text:a></text:p>
          <text:p text:style-name="P20"><text:a xlink:type="simple" xlink:href="#__RefHeading___Toc6768_1382077063" text:style-name="Index_20_Link" text:visited-style-name="Index_20_Link">Vertex Normals<text:tab/>20</text:a></text:p>
          <text:p text:style-name="P17"><text:a xlink:type="simple" xlink:href="#__RefHeading___Toc6770_1382077063" text:style-name="Index_20_Link" text:visited-style-name="Index_20_Link">Outputs<text:tab/>20</text:a></text:p>
          <text:p text:style-name="P18"><text:a xlink:type="simple" xlink:href="#__RefHeading___Toc6772_1382077063" text:style-name="Index_20_Link" text:visited-style-name="Index_20_Link">Color<text:tab/>20</text:a></text:p>
          <text:p text:style-name="P18"><text:a xlink:type="simple" xlink:href="#__RefHeading___Toc6774_1382077063" text:style-name="Index_20_Link" text:visited-style-name="Index_20_Link">Density<text:tab/>20</text:a></text:p>
          <text:p text:style-name="P16"><text:a xlink:type="simple" xlink:href="#__RefHeading___Toc6346_1382077063" text:style-name="Index_20_Link" text:visited-style-name="Index_20_Link">Sky Texture<text:tab/>20</text:a></text:p>
          <text:p text:style-name="P18"><text:a xlink:type="simple" xlink:href="#__RefHeading___Toc6776_1382077063" text:style-name="Index_20_Link" text:visited-style-name="Index_20_Link">Inputs<text:tab/>20</text:a></text:p>
          <text:p text:style-name="P18"><text:a xlink:type="simple" xlink:href="#__RefHeading___Toc6778_1382077063" text:style-name="Index_20_Link" text:visited-style-name="Index_20_Link">Vector<text:tab/>20</text:a></text:p>
          <text:p text:style-name="P17"><text:a xlink:type="simple" xlink:href="#__RefHeading___Toc6780_1382077063" text:style-name="Index_20_Link" text:visited-style-name="Index_20_Link">Properties<text:tab/>20</text:a></text:p>
          <text:p text:style-name="P18"><text:a xlink:type="simple" xlink:href="#__RefHeading___Toc6782_1382077063" text:style-name="Index_20_Link" text:visited-style-name="Index_20_Link">Sky Type<text:tab/>20</text:a></text:p>
          <text:p text:style-name="P18"><text:a xlink:type="simple" xlink:href="#__RefHeading___Toc6784_1382077063" text:style-name="Index_20_Link" text:visited-style-name="Index_20_Link">Sun Direction<text:tab/>20</text:a></text:p>
          <text:p text:style-name="P18"><text:a xlink:type="simple" xlink:href="#__RefHeading___Toc6786_1382077063" text:style-name="Index_20_Link" text:visited-style-name="Index_20_Link">Turbidity<text:tab/>20</text:a></text:p>
          <text:p text:style-name="P18"><text:a xlink:type="simple" xlink:href="#__RefHeading___Toc6788_1382077063" text:style-name="Index_20_Link" text:visited-style-name="Index_20_Link">Ground Albedo<text:tab/>21</text:a></text:p>
          <text:p text:style-name="P17"><text:a xlink:type="simple" xlink:href="#__RefHeading___Toc6790_1382077063" text:style-name="Index_20_Link" text:visited-style-name="Index_20_Link">Outputs<text:tab/>21</text:a></text:p>
          <text:p text:style-name="P18"><text:a xlink:type="simple" xlink:href="#__RefHeading___Toc6792_1382077063" text:style-name="Index_20_Link" text:visited-style-name="Index_20_Link">Color<text:tab/>21</text:a></text:p>
          <text:p text:style-name="P16"><text:a xlink:type="simple" xlink:href="#__RefHeading___Toc6348_1382077063" text:style-name="Index_20_Link" text:visited-style-name="Index_20_Link">Voronoi Texture<text:tab/>21</text:a></text:p>
          <text:p text:style-name="P17"><text:a xlink:type="simple" xlink:href="#__RefHeading___Toc6794_1382077063" text:style-name="Index_20_Link" text:visited-style-name="Index_20_Link">Inputs<text:tab/>21</text:a></text:p>
          <text:p text:style-name="P18"><text:a xlink:type="simple" xlink:href="#__RefHeading___Toc6796_1382077063" text:style-name="Index_20_Link" text:visited-style-name="Index_20_Link">Vector<text:tab/>21</text:a></text:p>
          <text:p text:style-name="P18"><text:a xlink:type="simple" xlink:href="#__RefHeading___Toc6798_1382077063" text:style-name="Index_20_Link" text:visited-style-name="Index_20_Link">W<text:tab/>21</text:a></text:p>
          <text:p text:style-name="P18"><text:soft-page-break/><text:a xlink:type="simple" xlink:href="#__RefHeading___Toc6800_1382077063" text:style-name="Index_20_Link" text:visited-style-name="Index_20_Link">Scale<text:tab/>21</text:a></text:p>
          <text:p text:style-name="P18"><text:a xlink:type="simple" xlink:href="#__RefHeading___Toc6802_1382077063" text:style-name="Index_20_Link" text:visited-style-name="Index_20_Link">Randomness<text:tab/>21</text:a></text:p>
          <text:p text:style-name="P17"><text:a xlink:type="simple" xlink:href="#__RefHeading___Toc6804_1382077063" text:style-name="Index_20_Link" text:visited-style-name="Index_20_Link">Properties<text:tab/>21</text:a></text:p>
          <text:p text:style-name="P18"><text:a xlink:type="simple" xlink:href="#__RefHeading___Toc6806_1382077063" text:style-name="Index_20_Link" text:visited-style-name="Index_20_Link">Dimensions<text:tab/>21</text:a></text:p>
          <text:p text:style-name="P19"><text:a xlink:type="simple" xlink:href="#__RefHeading___Toc6808_1382077063" text:style-name="Index_20_Link" text:visited-style-name="Index_20_Link">1D<text:tab/>22</text:a></text:p>
          <text:p text:style-name="P19"><text:a xlink:type="simple" xlink:href="#__RefHeading___Toc6810_1382077063" text:style-name="Index_20_Link" text:visited-style-name="Index_20_Link">2D<text:tab/>22</text:a></text:p>
          <text:p text:style-name="P19"><text:a xlink:type="simple" xlink:href="#__RefHeading___Toc6812_1382077063" text:style-name="Index_20_Link" text:visited-style-name="Index_20_Link">3D<text:tab/>22</text:a></text:p>
          <text:p text:style-name="P19"><text:a xlink:type="simple" xlink:href="#__RefHeading___Toc6814_1382077063" text:style-name="Index_20_Link" text:visited-style-name="Index_20_Link">4D<text:tab/>22</text:a></text:p>
          <text:p text:style-name="P18"><text:a xlink:type="simple" xlink:href="#__RefHeading___Toc6816_1382077063" text:style-name="Index_20_Link" text:visited-style-name="Index_20_Link">Feature<text:tab/>22</text:a></text:p>
          <text:p text:style-name="P19"><text:a xlink:type="simple" xlink:href="#__RefHeading___Toc6818_1382077063" text:style-name="Index_20_Link" text:visited-style-name="Index_20_Link">F1<text:tab/>22</text:a></text:p>
          <text:p text:style-name="P19"><text:a xlink:type="simple" xlink:href="#__RefHeading___Toc6820_1382077063" text:style-name="Index_20_Link" text:visited-style-name="Index_20_Link">Smooth F1<text:tab/>22</text:a></text:p>
          <text:p text:style-name="P19"><text:a xlink:type="simple" xlink:href="#__RefHeading___Toc6822_1382077063" text:style-name="Index_20_Link" text:visited-style-name="Index_20_Link">Distance To Edge<text:tab/>22</text:a></text:p>
          <text:p text:style-name="P19"><text:a xlink:type="simple" xlink:href="#__RefHeading___Toc6824_1382077063" text:style-name="Index_20_Link" text:visited-style-name="Index_20_Link">N-Sphere Radius<text:tab/>22</text:a></text:p>
          <text:p text:style-name="P18"><text:a xlink:type="simple" xlink:href="#__RefHeading___Toc6826_1382077063" text:style-name="Index_20_Link" text:visited-style-name="Index_20_Link">Distance Metric<text:tab/>22</text:a></text:p>
          <text:p text:style-name="P19"><text:a xlink:type="simple" xlink:href="#__RefHeading___Toc6828_1382077063" text:style-name="Index_20_Link" text:visited-style-name="Index_20_Link">Euclidean<text:tab/>22</text:a></text:p>
          <text:p text:style-name="P19"><text:a xlink:type="simple" xlink:href="#__RefHeading___Toc6830_1382077063" text:style-name="Index_20_Link" text:visited-style-name="Index_20_Link">Manhattan<text:tab/>22</text:a></text:p>
          <text:p text:style-name="P19"><text:a xlink:type="simple" xlink:href="#__RefHeading___Toc6832_1382077063" text:style-name="Index_20_Link" text:visited-style-name="Index_20_Link">Chebychev<text:tab/>22</text:a></text:p>
          <text:p text:style-name="P19"><text:a xlink:type="simple" xlink:href="#__RefHeading___Toc6834_1382077063" text:style-name="Index_20_Link" text:visited-style-name="Index_20_Link">Minkowski<text:tab/>22</text:a></text:p>
          <text:p text:style-name="P17"><text:a xlink:type="simple" xlink:href="#__RefHeading___Toc6836_1382077063" text:style-name="Index_20_Link" text:visited-style-name="Index_20_Link">Outputs<text:tab/>23</text:a></text:p>
          <text:p text:style-name="P18"><text:a xlink:type="simple" xlink:href="#__RefHeading___Toc6838_1382077063" text:style-name="Index_20_Link" text:visited-style-name="Index_20_Link">Distance<text:tab/>23</text:a></text:p>
          <text:p text:style-name="P18"><text:a xlink:type="simple" xlink:href="#__RefHeading___Toc6840_1382077063" text:style-name="Index_20_Link" text:visited-style-name="Index_20_Link">Color<text:tab/>23</text:a></text:p>
          <text:p text:style-name="P18"><text:a xlink:type="simple" xlink:href="#__RefHeading___Toc6842_1382077063" text:style-name="Index_20_Link" text:visited-style-name="Index_20_Link">Position<text:tab/>23</text:a></text:p>
          <text:p text:style-name="P18"><text:a xlink:type="simple" xlink:href="#__RefHeading___Toc6844_1382077063" text:style-name="Index_20_Link" text:visited-style-name="Index_20_Link">W<text:tab/>23</text:a></text:p>
          <text:p text:style-name="P18"><text:a xlink:type="simple" xlink:href="#__RefHeading___Toc6846_1382077063" text:style-name="Index_20_Link" text:visited-style-name="Index_20_Link">Radius<text:tab/>23</text:a></text:p>
          <text:p text:style-name="P16"><text:a xlink:type="simple" xlink:href="#__RefHeading___Toc6350_1382077063" text:style-name="Index_20_Link" text:visited-style-name="Index_20_Link">Wave Texture<text:tab/>23</text:a></text:p>
          <text:p text:style-name="P17"><text:a xlink:type="simple" xlink:href="#__RefHeading___Toc6848_1382077063" text:style-name="Index_20_Link" text:visited-style-name="Index_20_Link">Inputs<text:tab/>23</text:a></text:p>
          <text:p text:style-name="P18"><text:a xlink:type="simple" xlink:href="#__RefHeading___Toc6850_1382077063" text:style-name="Index_20_Link" text:visited-style-name="Index_20_Link">Vector<text:tab/>23</text:a></text:p>
          <text:p text:style-name="P18"><text:a xlink:type="simple" xlink:href="#__RefHeading___Toc6852_1382077063" text:style-name="Index_20_Link" text:visited-style-name="Index_20_Link">Scale<text:tab/>23</text:a></text:p>
          <text:p text:style-name="P18"><text:a xlink:type="simple" xlink:href="#__RefHeading___Toc6854_1382077063" text:style-name="Index_20_Link" text:visited-style-name="Index_20_Link">Distortion<text:tab/>23</text:a></text:p>
          <text:p text:style-name="P18"><text:a xlink:type="simple" xlink:href="#__RefHeading___Toc6856_1382077063" text:style-name="Index_20_Link" text:visited-style-name="Index_20_Link">Detail<text:tab/>23</text:a></text:p>
          <text:p text:style-name="P18"><text:a xlink:type="simple" xlink:href="#__RefHeading___Toc6858_1382077063" text:style-name="Index_20_Link" text:visited-style-name="Index_20_Link">Detail Scale<text:tab/>23</text:a></text:p>
          <text:p text:style-name="P18"><text:a xlink:type="simple" xlink:href="#__RefHeading___Toc3034_2530487193" text:style-name="Index_20_Link" text:visited-style-name="Index_20_Link">Detail Roughness<text:tab/>24</text:a></text:p>
          <text:p text:style-name="P18"><text:a xlink:type="simple" xlink:href="#__RefHeading___Toc6860_1382077063" text:style-name="Index_20_Link" text:visited-style-name="Index_20_Link">Phase Offset<text:tab/>24</text:a></text:p>
          <text:p text:style-name="P17"><text:a xlink:type="simple" xlink:href="#__RefHeading___Toc6862_1382077063" text:style-name="Index_20_Link" text:visited-style-name="Index_20_Link">Properties<text:tab/>24</text:a></text:p>
          <text:p text:style-name="P18"><text:a xlink:type="simple" xlink:href="#__RefHeading___Toc6864_1382077063" text:style-name="Index_20_Link" text:visited-style-name="Index_20_Link">Wave Type<text:tab/>24</text:a></text:p>
          <text:p text:style-name="P18"><text:a xlink:type="simple" xlink:href="#__RefHeading___Toc6866_1382077063" text:style-name="Index_20_Link" text:visited-style-name="Index_20_Link">Bands direction<text:tab/>24</text:a></text:p>
          <text:p text:style-name="P17"><text:a xlink:type="simple" xlink:href="#__RefHeading___Toc6868_1382077063" text:style-name="Index_20_Link" text:visited-style-name="Index_20_Link">Wave Profile<text:tab/>24</text:a></text:p>
          <text:p text:style-name="P19"><text:a xlink:type="simple" xlink:href="#__RefHeading___Toc6870_1382077063" text:style-name="Index_20_Link" text:visited-style-name="Index_20_Link">Saw<text:tab/>24</text:a></text:p>
          <text:p text:style-name="P19"><text:a xlink:type="simple" xlink:href="#__RefHeading___Toc6872_1382077063" text:style-name="Index_20_Link" text:visited-style-name="Index_20_Link">Sine<text:tab/>24</text:a></text:p>
          <text:p text:style-name="P19"><text:a xlink:type="simple" xlink:href="#__RefHeading___Toc6874_1382077063" text:style-name="Index_20_Link" text:visited-style-name="Index_20_Link">Triangle<text:tab/>24</text:a></text:p>
          <text:p text:style-name="P17"><text:a xlink:type="simple" xlink:href="#__RefHeading___Toc6876_1382077063" text:style-name="Index_20_Link" text:visited-style-name="Index_20_Link">Outputs<text:tab/>24</text:a></text:p>
          <text:p text:style-name="P18"><text:a xlink:type="simple" xlink:href="#__RefHeading___Toc6878_1382077063" text:style-name="Index_20_Link" text:visited-style-name="Index_20_Link">Color<text:tab/>24</text:a></text:p>
          <text:p text:style-name="P18"><text:a xlink:type="simple" xlink:href="#__RefHeading___Toc6880_1382077063" text:style-name="Index_20_Link" text:visited-style-name="Index_20_Link">Factor<text:tab/>24</text:a></text:p>
          <text:p text:style-name="P16"><text:a xlink:type="simple" xlink:href="#__RefHeading___Toc6352_1382077063" text:style-name="Index_20_Link" text:visited-style-name="Index_20_Link">White Noise Texture<text:tab/>25</text:a></text:p>
          <text:p text:style-name="P17"><text:a xlink:type="simple" xlink:href="#__RefHeading___Toc6882_1382077063" text:style-name="Index_20_Link" text:visited-style-name="Index_20_Link">Inputs<text:tab/>25</text:a></text:p>
          <text:p text:style-name="P18"><text:a xlink:type="simple" xlink:href="#__RefHeading___Toc6884_1382077063" text:style-name="Index_20_Link" text:visited-style-name="Index_20_Link">Vector<text:tab/>25</text:a></text:p>
          <text:p text:style-name="P18"><text:a xlink:type="simple" xlink:href="#__RefHeading___Toc6886_1382077063" text:style-name="Index_20_Link" text:visited-style-name="Index_20_Link">W<text:tab/>25</text:a></text:p>
          <text:p text:style-name="P17"><text:a xlink:type="simple" xlink:href="#__RefHeading___Toc6888_1382077063" text:style-name="Index_20_Link" text:visited-style-name="Index_20_Link">Properties<text:tab/>25</text:a></text:p>
          <text:p text:style-name="P18"><text:a xlink:type="simple" xlink:href="#__RefHeading___Toc6890_1382077063" text:style-name="Index_20_Link" text:visited-style-name="Index_20_Link">Dimensions<text:tab/>25</text:a></text:p>
          <text:p text:style-name="P19"><text:a xlink:type="simple" xlink:href="#__RefHeading___Toc6892_1382077063" text:style-name="Index_20_Link" text:visited-style-name="Index_20_Link">1D<text:tab/>25</text:a></text:p>
          <text:p text:style-name="P19"><text:a xlink:type="simple" xlink:href="#__RefHeading___Toc6894_1382077063" text:style-name="Index_20_Link" text:visited-style-name="Index_20_Link">2D<text:tab/>25</text:a></text:p>
          <text:p text:style-name="P19"><text:a xlink:type="simple" xlink:href="#__RefHeading___Toc6896_1382077063" text:style-name="Index_20_Link" text:visited-style-name="Index_20_Link">3D<text:tab/>25</text:a></text:p>
          <text:p text:style-name="P19"><text:a xlink:type="simple" xlink:href="#__RefHeading___Toc6898_1382077063" text:style-name="Index_20_Link" text:visited-style-name="Index_20_Link">4D<text:tab/>25</text:a></text:p>
          <text:p text:style-name="P17"><text:soft-page-break/><text:a xlink:type="simple" xlink:href="#__RefHeading___Toc6900_1382077063" text:style-name="Index_20_Link" text:visited-style-name="Index_20_Link">Outputs<text:tab/>25</text:a></text:p>
          <text:p text:style-name="P18"><text:a xlink:type="simple" xlink:href="#__RefHeading___Toc6902_1382077063" text:style-name="Index_20_Link" text:visited-style-name="Index_20_Link">Value<text:tab/>25</text:a></text:p>
        </text:index-body>
      </text:table-of-content>
      <text:p text:style-name="P8"/>
      <text:p text:style-name="P4"/>
      <text:p text:style-name="P3"/>
      <table:table table:name="Tabelle5" table:style-name="Tabelle5">
        <table:table-column table:style-name="Tabelle5.A"/>
        <table:table-row table:style-name="TableLine2507522127616">
          <table:table-cell table:style-name="Tabelle5.A1" office:value-type="string">
            <text:h text:style-name="P28" text:outline-level="1"><text:bookmark-start text:name="__RefHeading___Toc2818_932195567"/><text:span text:style-name="T8">A</text:span><text:span text:style-name="T9">dd</text:span><text:span text:style-name="T7"> menu - </text:span><text:span text:style-name="T9">T</text:span><text:span text:style-name="T10">exture</text:span><text:bookmark-end text:name="__RefHeading___Toc2818_932195567"/></text:h>
          </table:table-cell>
        </table:table-row>
      </table:table>
      <text:p text:style-name="Text_20_body"><draw:frame draw:style-name="fr1" draw:name="Bild70" text:anchor-type="paragraph" svg:y="0.392cm" svg:width="4.71cm" svg:height="5.3cm" draw:z-index="5"><draw:image xlink:href="Pictures/1000020100000116000001396855C60998EAF8BB.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5"/>
      <text:p text:style-name="P5"/>
      <text:p text:style-name="P5"/>
      <text:p text:style-name="P5"/>
      <text:p text:style-name="P5"/>
      <text:p text:style-name="P5"/>
      <text:h text:style-name="Heading_20_2" text:outline-level="2"><draw:frame draw:style-name="fr1" draw:name="Bild65" text:anchor-type="paragraph" svg:y="0.603cm" svg:width="3.009cm" svg:height="7.2cm" draw:z-index="0"><draw:image xlink:href="Pictures/10000201000000B2000001A95E2E5A815483CB22.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1">,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2"/>
      <text:p text:style-name="Horizontal_20_Line"/>
      <text:h text:style-name="Heading_20_2" text:outline-level="2"><draw:frame draw:style-name="fr1" draw:name="Bild66" text:anchor-type="paragraph" svg:y="0.603cm" svg:width="2.709cm" svg:height="3.08cm" draw:z-index="1"><draw:image xlink:href="Pictures/10000201000000A0000000B623F965A9579CBD68.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14"/>
      <text:h text:style-name="Heading_20_2" text:outline-level="2"><draw:frame draw:style-name="fr1" draw:name="Bild67" text:anchor-type="paragraph" svg:y="0.603cm" svg:width="4.59cm" svg:height="3.05cm" draw:z-index="2"><draw:image xlink:href="Pictures/100002010000010F000000B42F9F9385BE69D722.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2">&gt;</text:span> Item <text:span text:style-name="T22">&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2EAE3850AFB6A7FA.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573B0F7620ACFF5A.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4"/>
      <text:h text:style-name="Heading_20_2" text:outline-level="2"><draw:frame draw:style-name="fr1" draw:name="Bild1" text:anchor-type="paragraph" svg:y="0.603cm" svg:width="2.889cm" svg:height="2.611cm" draw:z-index="6"><draw:image xlink:href="Pictures/10000201000000AB0000009AF9E3DC28EFAF2F1F.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4ED291A10F9FB1FE.png" xlink:type="simple" xlink:show="embed" xlink:actuate="onLoad" draw:mime-type="image/png"/></draw:frame><text:bookmark-start text:name="__RefHeading___Toc6540_1382077063"/><text:span text:style-name="T12">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4"/>
      <text:h text:style-name="Heading_20_2" text:outline-level="2"><draw:frame draw:style-name="fr1" draw:name="Bild3" text:anchor-type="paragraph" svg:y="0.603cm" svg:width="2.88cm" svg:height="3.069cm" draw:z-index="8"><draw:image xlink:href="Pictures/10000201000000AA000000B5A86875CF1AEEE20A.png" xlink:type="simple" xlink:show="embed" xlink:actuate="onLoad" draw:mime-type="image/png"/></draw:frame><text:bookmark-start text:name="__RefHeading___Toc1822_2607357367"/>IES Texture Nod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2"/>
      <text:p text:style-name="Horizontal_20_Line"/>
      <text:h text:style-name="Heading_20_2" text:outline-level="2"><draw:frame draw:style-name="fr1" draw:name="Bild4" text:anchor-type="paragraph" svg:y="0.603cm" svg:width="4.919cm" svg:height="4.159cm" draw:z-index="9"><draw:image xlink:href="Pictures/1000020100000123000000F6BA5BBD9A3FCF82BE.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2cm" svg:height="4.11cm" draw:z-index="12"><draw:image xlink:href="Pictures/100002010000013A000000F331DF22D25FA77E3C.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2" draw:name="Bild8" text:anchor-type="paragraph" svg:x="14.991cm" svg:y="0.238cm" svg:width="3.709cm" svg:height="1.341cm" draw:z-index="13"><draw:image xlink:href="Pictures/10000201000000DB0000004FC6A54FAF504D969B.png" xlink:type="simple" xlink:show="embed" xlink:actuate="onLoad" draw:mime-type="image/png"/></draw:frame></text:p>
      <text:p text:style-name="Text_20_body">The image browser at the left allows you to pick an already existing texture from the scene.</text:p>
      <text:p text:style-name="Text_20_body"><draw:frame draw:style-name="fr1" draw:name="Bild5" text:anchor-type="paragraph" svg:y="0.339cm" svg:width="3.739cm" svg:height="5.701cm" draw:z-index="10"><draw:image xlink:href="Pictures/10000201000000DD00000151CFEB4C0678C092F1.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6"/>
      <text:p text:style-name="P6"/>
      <text:p text:style-name="P6"/>
      <text:p text:style-name="P6"/>
      <text:p text:style-name="P6"/>
      <text:p text:style-name="P6"/>
      <text:p text:style-name="P2"/>
      <text:h text:style-name="Heading_20_4" text:outline-level="4"><draw:frame draw:style-name="fr2" draw:name="Bild6" text:anchor-type="paragraph" svg:x="15.169cm" svg:y="0.612cm" svg:width="3.18cm" svg:height="1.799cm" draw:z-index="11"><draw:image xlink:href="Pictures/10000201000000BC0000006A6764CB2FD5F74ACC.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text:soft-page-break/>Closest<text:bookmark-end text:name="__RefHeading___Toc6594_1382077063"/></text:h>
      <text:p text:style-name="Text_20_body">No interpolation, use only closest pixel for rendering pixel art.</text:p>
      <text:h text:style-name="P29" text:outline-level="5"><text:bookmark-start text:name="__RefHeading___Toc6596_1382077063"/>Smart <text:bookmark-end text:name="__RefHeading___Toc6596_1382077063"/></text:h>
      <text:p text:style-name="P10">Cycles Only</text:p>
      <text:p text:style-name="Text_20_body">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05D719CC4E058566.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388D2C4EC3320754.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Clip<text:bookmark-end text:name="__RefHeading___Toc6616_1382077063"/></text:h>
      <text:p text:style-name="Text_20_body">Clip to the original image size and set all the exterior pixels values to transparent black.</text:p>
      <text:h text:style-name="Heading_20_3" text:outline-level="3"><text:bookmark-start text:name="__RefHeading___Toc6618_1382077063"/><text:soft-page-break/>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2"/>
      <text:p text:style-name="P14"/>
      <text:h text:style-name="Heading_20_2" text:outline-level="2"><draw:frame draw:style-name="fr1" draw:name="Bild11" text:anchor-type="paragraph" svg:y="0.238cm" svg:width="3.099cm" svg:height="3.56cm" draw:z-index="16"><draw:image xlink:href="Pictures/10000201000000B7000000D2B9C7702266CCCBAC.png" xlink:type="simple" xlink:show="embed" xlink:actuate="onLoad" draw:mime-type="image/png"/></draw:frame><text:bookmark-start text:name="__RefHeading___Toc1826_2607357367"/>Magic Texture<text:bookmark-end text:name="__RefHeading___Toc1826_2607357367"/></text:h>
      <text:p text:style-name="P2">The Magic Texture node is used to add a <text:span text:style-name="T13">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2"/>
      <text:p text:style-name="P2"/>
      <text:p text:style-name="P2"/>
      <text:p text:style-name="P14"/>
      <text:h text:style-name="Heading_20_2" text:outline-level="2"><text:bookmark-start text:name="__RefHeading___Toc1828_2607357367"/><text:soft-page-break/>Musgrave Texture <text:bookmark-end text:name="__RefHeading___Toc1828_2607357367"/></text:h>
      <text:p text:style-name="Text_20_body">The Musgrave Texture node evaluates a fractal Perlin noise at the input texture coordinates. <text:span text:style-name="T23">Compared to the noise texture, t</text:span>he Musgrave Texture allows greater control over how octaves are combined<text:span text:style-name="T23">.</text:span></text:p>
      <text:h text:style-name="Heading_20_3" text:outline-level="3"><text:bookmark-start text:name="__RefHeading___Toc6642_1382077063"/>Inputs<text:bookmark-end text:name="__RefHeading___Toc6642_1382077063"/></text:h>
      <text:p text:style-name="Text_20_body">The <text:span text:style-name="T14">available </text:span>input<text:span text:style-name="T14"> types change, dependent of the chosen Type and dimensions.</text:span></text:p>
      <text:p text:style-name="P2"><draw:frame draw:style-name="fr4" draw:name="Bild14" text:anchor-type="paragraph" svg:x="0.247cm" svg:width="14.921cm" svg:height="4.979cm" draw:z-index="17"><draw:image xlink:href="Pictures/100002010000037100000126B00E7D16D50D910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Text_20_body">Texture coordinate to evaluate the noise at<text:span text:style-name="T14">.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Text_20_body">Texture coordinate to evaluate the noise at.<text:span text:style-name="T14"> Appears with 4 dimensions.</text:span></text:p>
      <text:h text:style-name="Heading_20_4" text:outline-level="4"><text:bookmark-start text:name="__RefHeading___Toc6648_1382077063"/>Scale<text:bookmark-end text:name="__RefHeading___Toc6648_1382077063"/></text:h>
      <text:p text:style-name="Text_20_body">Scale of the base noise octave.</text:p>
      <text:h text:style-name="Heading_20_4" text:outline-level="4"><text:bookmark-start text:name="__RefHeading___Toc6650_1382077063"/>Detail<text:bookmark-end text:name="__RefHeading___Toc6650_1382077063"/></text:h>
      <text:p text:style-name="Text_20_body">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Text_20_body">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Text_20_body">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Text_20_body">An added offset to each octave, determines the level where the highest octave will appear.</text:p>
      <text:h text:style-name="Heading_20_4" text:outline-level="4"><text:bookmark-start text:name="__RefHeading___Toc6658_1382077063"/><text:soft-page-break/>Gain<text:bookmark-end text:name="__RefHeading___Toc6658_1382077063"/></text:h>
      <text:p text:style-name="Text_20_body">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3" draw:name="Bild18" text:anchor-type="paragraph" svg:width="1.88cm" svg:height="1.81cm" draw:z-index="18"><draw:image xlink:href="Pictures/100002010000006F0000006B728F3FDA394C0FD2.png" xlink:type="simple" xlink:show="embed" xlink:actuate="onLoad" draw:mime-type="image/png"/></draw:frame><text:bookmark-start text:name="__RefHeading___Toc6662_1382077063"/>Dimensions<text:bookmark-end text:name="__RefHeading___Toc6662_1382077063"/></text:h>
      <text:p text:style-name="Text_20_body">The dimensions of the space to evaluate the noise in.</text:p>
      <text:h text:style-name="Heading_20_5" text:outline-level="5"><text:bookmark-start text:name="__RefHeading___Toc6664_1382077063"/>1D<text:bookmark-end text:name="__RefHeading___Toc6664_1382077063"/></text:h>
      <text:p text:style-name="Text_20_body">Evaluate the noise in 1D space at the input W.</text:p>
      <text:h text:style-name="Heading_20_5" text:outline-level="5"><text:bookmark-start text:name="__RefHeading___Toc6666_1382077063"/>2D<text:bookmark-end text:name="__RefHeading___Toc6666_1382077063"/></text:h>
      <text:p text:style-name="Text_20_body">Evaluate the noise in 2D space at the input Vector. The Z component is ignored.</text:p>
      <text:h text:style-name="Heading_20_5" text:outline-level="5"><text:bookmark-start text:name="__RefHeading___Toc6668_1382077063"/>3D<text:bookmark-end text:name="__RefHeading___Toc6668_1382077063"/></text:h>
      <text:p text:style-name="Text_20_body">Evaluate the noise in 3D space at the input Vector.</text:p>
      <text:h text:style-name="Heading_20_5" text:outline-level="5"><text:bookmark-start text:name="__RefHeading___Toc6670_1382077063"/>4D<text:bookmark-end text:name="__RefHeading___Toc6670_1382077063"/></text:h>
      <text:p text:style-name="Text_20_body">Evaluate the noise in 4D space at the input Vector and the input W as the fourth dimension.</text:p>
      <text:p text:style-name="P2"/>
      <text:p text:style-name="Text_20_body">Higher dimensions corresponds to higher render time, so lower dimensions should be used unless higher dimensions are necessary.</text:p>
      <text:h text:style-name="Heading_20_4" text:outline-level="4"><draw:frame draw:style-name="fr3" draw:name="Bild19" text:anchor-type="paragraph" svg:width="2.221cm" svg:height="2.15cm" draw:z-index="19"><draw:image xlink:href="Pictures/10000201000000830000007F39162728B41B2BC0.png" xlink:type="simple" xlink:show="embed" xlink:actuate="onLoad" draw:mime-type="image/png"/></draw:frame><text:bookmark-start text:name="__RefHeading___Toc6672_1382077063"/>Type<text:bookmark-end text:name="__RefHeading___Toc6672_1382077063"/></text:h>
      <text:p text:style-name="Text_20_body">Type of the Musgrave texture.</text:p>
      <text:h text:style-name="Heading_20_5" text:outline-level="5"><text:bookmark-start text:name="__RefHeading___Toc6674_1382077063"/>fBM (fractal Brownian Motion)<text:bookmark-end text:name="__RefHeading___Toc6674_1382077063"/></text:h>
      <text:p text:style-name="Text_20_body">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Text_20_body">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Text_20_body">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Text_20_body">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Text_20_body">Similar to Hybrid Multifractal creates a heterogeneous terrain, but with the likeness of river channels.</text:p>
      <text:h text:style-name="Heading_20_3" text:outline-level="3"><text:bookmark-start text:name="__RefHeading___Toc6684_1382077063"/><text:soft-page-break/>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3" draw:name="Bild20" text:anchor-type="paragraph" svg:width="2.671cm" svg:height="4.099cm" draw:z-index="20"><draw:image xlink:href="Pictures/100002010000009E000000F296BF3516B90F5794.png" xlink:type="simple" xlink:show="embed" xlink:actuate="onLoad" draw:mime-type="image/png"/></draw:frame><text:bookmark-start text:name="__RefHeading___Toc6342_1382077063"/>Noise Texture<text:bookmark-end text:name="__RefHeading___Toc6342_1382077063"/></text:h>
      <text:p text:style-name="Text_20_body">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Text_20_body">Texture coordinate to evaluate the noise at; defaults to Generated texture coordinates if the socket is left unconnected.</text:p>
      <text:h text:style-name="Heading_20_5" text:outline-level="5"><text:bookmark-start text:name="__RefHeading___Toc6692_1382077063"/>W<text:bookmark-end text:name="__RefHeading___Toc6692_1382077063"/></text:h>
      <text:p text:style-name="Text_20_body">Texture coordinate to evaluate the noise at.</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6698_1382077063"/>Distortion<text:bookmark-end text:name="__RefHeading___Toc6698_1382077063"/></text:h>
      <text:p text:style-name="Text_20_body">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3" draw:name="Bild22" text:anchor-type="paragraph" svg:width="1.88cm" svg:height="1.951cm" draw:z-index="22"><draw:image xlink:href="Pictures/100002010000006F00000073FBFEBBB53C6A0EA9.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text:soft-page-break/>3D<text:bookmark-end text:name="__RefHeading___Toc6708_1382077063"/></text:h>
      <text:p text:style-name="Text_20_body">Evaluate the noise in 3D space at the input Vector.</text:p>
      <text:h text:style-name="Heading_20_5" text:outline-level="5"><text:bookmark-start text:name="__RefHeading___Toc6710_1382077063"/>4D<text:bookmark-end text:name="__RefHeading___Toc6710_1382077063"/></text:h>
      <text:p text:style-name="Text_20_body">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2"/>
      <text:p text:style-name="P14"/>
      <text:h text:style-name="Heading_20_2" text:outline-level="2"><draw:frame draw:style-name="fr3" draw:name="Bild21" text:anchor-type="paragraph" svg:width="2.76cm" svg:height="5.009cm" draw:z-index="21"><draw:image xlink:href="Pictures/10000201000000A300000128C806B4341C829D04.png" xlink:type="simple" xlink:show="embed" xlink:actuate="onLoad" draw:mime-type="image/png"/></draw:frame><text:bookmark-start text:name="__RefHeading___Toc6344_1382077063"/>Point Density <text:bookmark-end text:name="__RefHeading___Toc6344_1382077063"/></text:h>
      <text:p text:style-name="P2"/>
      <text:p text:style-name="Text_20_body">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2"/>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3" draw:name="Bild23" text:anchor-type="paragraph" svg:width="1.951cm" svg:height="1.251cm" draw:z-index="23"><draw:image xlink:href="Pictures/10000201000000730000004ABD0F8D5503A1D4BA.png" xlink:type="simple" xlink:show="embed" xlink:actuate="onLoad" draw:mime-type="image/png"/></draw:frame><text:bookmark-start text:name="__RefHeading___Toc6734_1382077063"/><text:soft-page-break/>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3" draw:name="Bild24" text:anchor-type="paragraph" svg:width="1.891cm" svg:height="1.57cm" draw:z-index="24"><draw:image xlink:href="Pictures/10000201000000700000005D093D41932D113A40.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1" draw:name="Bild26" text:anchor-type="paragraph" svg:y="0.48cm" svg:width="4.32cm" svg:height="3.671cm" draw:z-index="26"><draw:image xlink:href="Pictures/10000201000000FF000000D91E3CE5091AAC1060.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x="16.42cm" svg:y="0.48cm" svg:width="2.17cm" svg:height="1.57cm" draw:z-index="25"><draw:image xlink:href="Pictures/10000201000000800000005D7749A6581E5B8D1A.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x="16.42cm" svg:y="0.48cm" svg:width="2.03cm" svg:height="1.61cm" draw:z-index="27"><draw:image xlink:href="Pictures/10000201000000780000005F2F9C392A7D50A6C2.png" xlink:type="simple" xlink:show="embed" xlink:actuate="onLoad" draw:mime-type="image/png"/></draw:frame><text:bookmark-start text:name="__RefHeading___Toc6762_1382077063"/><text:soft-page-break/>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5">.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2"/>
      <text:p text:style-name="P14"/>
      <text:h text:style-name="Heading_20_2" text:outline-level="2"><draw:frame draw:style-name="fr1" draw:name="Bild28" text:anchor-type="paragraph" svg:y="0.48cm" svg:width="9.77cm" svg:height="6.031cm" draw:z-index="28"><draw:image xlink:href="Pictures/100002010000024100000164EE0102C0A1083497.png" xlink:type="simple" xlink:show="embed" xlink:actuate="onLoad" draw:mime-type="image/png"/></draw:frame><text:bookmark-start text:name="__RefHeading___Toc6346_1382077063"/>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width="2.521cm" svg:height="2.011cm" draw:z-index="30"><draw:image xlink:href="Pictures/10000201000000950000007748656720B25649F3.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7"> You have the choice between </text:span><text:span text:style-name="T24">three</text:span><text:span text:style-name="T17"> methods. </text:span><text:span text:style-name="T24">Nishita, </text:span>Preetham<text:span text:style-name="T17"> and</text:span> Hosek/Wilkie</text:p>
      <text:h text:style-name="Heading_20_4" text:outline-level="4"><draw:frame draw:style-name="fr2" draw:name="Bild29" text:anchor-type="paragraph" svg:x="16.42cm" svg:y="0.415cm" svg:width="2.35cm" svg:height="1.05cm" draw:z-index="29"><draw:image xlink:href="Pictures/100002010000008B0000003E2A353E5E70B7A790.png" xlink:type="simple" xlink:show="embed" xlink:actuate="onLoad" draw:mime-type="image/png"/></draw:frame><text:bookmark-start text:name="__RefHeading___Toc6784_1382077063"/>Sun Direction<text:bookmark-end text:name="__RefHeading___Toc6784_1382077063"/></text:h>
      <text:p text:style-name="P2">Sun direction vector.<text:span text:style-name="T16">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6"> Some reference values:</text:span></text:p>
      <text:p text:style-name="Text_20_body"/>
      <text:p text:style-name="Text_20_body"><text:soft-page-break/>2: Arctic like</text:p>
      <text:p text:style-name="Text_20_body">3: clear sky</text:p>
      <text:p text:style-name="Text_20_body">6: warm/moist day</text:p>
      <text:p text:style-name="Text_20_body">10: hazy day</text:p>
      <text:p text:style-name="P2"/>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2"/>
      <text:p text:style-name="P14"/>
      <text:h text:style-name="Heading_20_2" text:outline-level="2"><draw:frame draw:style-name="fr1" draw:name="Bild31" text:anchor-type="paragraph" svg:y="0.48cm" svg:width="3.05cm" svg:height="5.039cm" draw:z-index="31"><draw:image xlink:href="Pictures/10000201000000B40000012A821C39D7DFA85AD4.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7">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7">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162cm" svg:width="2.15cm" svg:height="2.251cm" draw:z-index="32"><draw:image xlink:href="Pictures/100002010000007F00000085CF7B94E65717AB5A.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text:soft-page-break/>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1" draw:name="Bild33" text:anchor-type="paragraph" svg:y="0.48cm" svg:width="2.559cm" svg:height="2.641cm" draw:z-index="33"><draw:image xlink:href="Pictures/10000201000000970000009C15E3A79A41FE99E1.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4"><draw:image xlink:href="Pictures/1000020100000093000000847B2C7BFD54118E70.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text:soft-page-break/>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8">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19">.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Horizontal_20_Line"/>
      <text:p text:style-name="P2"/>
      <text:h text:style-name="Heading_20_2" text:outline-level="2"><draw:frame draw:style-name="fr1" draw:name="Bild35" text:anchor-type="paragraph" svg:y="0.48cm" svg:width="3.221cm" svg:height="6.301cm" draw:z-index="35"><draw:image xlink:href="Pictures/10000201000000BE000001745AA602B824A34714.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text:soft-page-break/>Detail Roughness<text:bookmark-end text:name="__RefHeading___Toc3034_2530487193"/></text:h>
      <text:p text:style-name="P13">Adds a roughness noise.</text:p>
      <text:h text:style-name="Heading_20_4" text:outline-level="4"><text:bookmark-start text:name="__RefHeading___Toc6860_1382077063"/>Phase Offset<text:bookmark-end text:name="__RefHeading___Toc6860_1382077063"/></text:h>
      <text:p text:style-name="P11">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36"><draw:image xlink:href="Pictures/100002010000008A00000056F27E68CFE0264564.png" xlink:type="simple" xlink:show="embed" xlink:actuate="onLoad" draw:mime-type="image/png"/></draw:frame><text:bookmark-start text:name="__RefHeading___Toc6864_1382077063"/><text:span text:style-name="T20">Wave </text:span>Type<text:bookmark-end text:name="__RefHeading___Toc6864_1382077063"/></text:h>
      <text:p text:style-name="Text_20_body">Bands or Rings shaped waves.</text:p>
      <text:h text:style-name="Heading_20_4" text:outline-level="4"><draw:frame draw:style-name="fr2" draw:name="Bild37" text:anchor-type="paragraph" svg:x="16.085cm" svg:y="0.593cm" svg:width="2.491cm" svg:height="2.251cm" draw:z-index="37"><draw:image xlink:href="Pictures/100002010000009300000085404F4A0277E011BB.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12"/>
      <text:p text:style-name="P2"/>
      <text:h text:style-name="Heading_20_3" text:outline-level="3"><draw:frame draw:style-name="fr1" draw:name="Bild38" text:anchor-type="paragraph" svg:y="0.48cm" svg:width="2.341cm" svg:height="1.859cm" draw:z-index="38"><draw:image xlink:href="Pictures/100002010000008A0000006ED98A820E615E2A51.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2"/>
      <text:p text:style-name="P2"/>
      <text:p text:style-name="P2"/>
      <text:p text:style-name="P2"/>
      <text:p text:style-name="P2"/>
      <text:p text:style-name="Horizontal_20_Line"/>
      <text:p text:style-name="P2"/>
      <text:h text:style-name="Heading_20_2" text:outline-level="2"><draw:frame draw:style-name="fr1" draw:name="Bild39" text:anchor-type="paragraph" svg:y="0.48cm" svg:width="3.009cm" svg:height="4.001cm" draw:z-index="39"><draw:image xlink:href="Pictures/10000201000000B2000000ECE95A2B21241ABCC3.png" xlink:type="simple" xlink:show="embed" xlink:actuate="onLoad" draw:mime-type="image/png"/></draw:frame><text:bookmark-start text:name="__RefHeading___Toc6352_1382077063"/><text:soft-page-break/>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0"><draw:image xlink:href="Pictures/10000201000000760000007B04AC3D31E9111A30.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1">!</text:span><text:span text:style-name="T25">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979a3" style:font-size-asian="10pt" style:font-size-complex="10pt"/>
    </style:style>
    <style:style style:name="MT4" style:family="text">
      <style:text-properties fo:font-size="10pt" officeooo:rsid="039974ee"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9</text:span><text:span text:style-name="MT2"> Editors - Shader Editor - Header - A</text:span><text:span text:style-name="MT5">dd</text:span><text:span text:style-name="MT2"> Menu</text:span><text:span text:style-name="MT6"> - Texture</text:span></text:p>
      </style:header>
      <style:footer>
        <text:p text:style-name="MP2"><text:s/><text:page-number text:select-page="current">2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9M21S</meta:editing-duration>
    <meta:editing-cycles>816</meta:editing-cycles>
    <meta:generator>LibreOffice/7.0.4.2$Windows_X86_64 LibreOffice_project/dcf040e67528d9187c66b2379df5ea4407429775</meta:generator>
    <dc:date>2021-01-22T11:54:21.539000000</dc:date>
    <meta:document-statistic meta:table-count="2" meta:image-count="41" meta:object-count="0" meta:page-count="25" meta:paragraph-count="717" meta:word-count="3673" meta:character-count="21473" meta:non-whitespace-character-count="18504"/>
    <meta:template xlink:type="simple" xlink:actuate="onRequest" xlink:title="standard1cm" xlink:href="../../../AppData/Roaming/LibreOffice/4/user/template/standard1cm.ott" meta:date="2016-03-29T10:15:31.334000000"/>
  </office:meta>
</office:document-meta>
</file>